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draw:stroke="dash" draw:stroke-dash="Fine_20_Dashed" draw:fill="none" draw:textarea-vertical-align="middle"/>
    </style:style>
    <style:style style:name="gr5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stroke="solid" draw:stroke-dash="Fine_20_Dashed" svg:stroke-width="0.102cm" svg:stroke-color="#ff0000" draw:marker-start-width="0.356cm" draw:marker-end-width="0.356cm" draw:fill="none" draw:textarea-vertical-align="middle" fo:padding-top="0.176cm" fo:padding-bottom="0.176cm" fo:padding-left="0.301cm" fo:padding-right="0.301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569cm"/>
    </style:style>
    <style:style style:name="gr10" style:family="graphic" style:parent-style-name="standard">
      <style:graphic-properties draw:fill="solid" draw:fill-color="#cfe7f5" draw:textarea-horizontal-align="justify" draw:textarea-vertical-align="middle" draw:auto-grow-height="false" fo:min-height="0.762cm" fo:min-width="0.401cm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 fo:min-height="0.761cm" fo:min-width="0.401cm"/>
    </style:style>
    <style:style style:name="gr12" style:family="graphic" style:parent-style-name="standard">
      <style:graphic-properties draw:fill="solid" draw:fill-color="#cfe7f5" draw:textarea-horizontal-align="justify" draw:textarea-vertical-align="middle" draw:auto-grow-height="false" fo:min-height="0.761cm" fo:min-width="0.402cm"/>
    </style:style>
    <style:style style:name="gr13" style:family="graphic" style:parent-style-name="standard">
      <style:graphic-properties draw:textarea-horizontal-align="justify" draw:textarea-vertical-align="middle" draw:auto-grow-height="false" fo:min-height="0.762cm" fo:min-width="0.401cm"/>
    </style:style>
    <style:style style:name="gr14" style:family="graphic" style:parent-style-name="standard">
      <style:graphic-properties draw:textarea-horizontal-align="justify" draw:textarea-vertical-align="middle" draw:auto-grow-height="false" fo:min-height="0.762cm" fo:min-width="0.399cm"/>
    </style:style>
    <style:style style:name="gr15" style:family="graphic" style:parent-style-name="standard">
      <style:graphic-properties draw:textarea-horizontal-align="justify" draw:textarea-vertical-align="middle" draw:auto-grow-height="false" fo:min-height="0.761cm" fo:min-width="0.401cm"/>
    </style:style>
    <style:style style:name="gr16" style:family="graphic" style:parent-style-name="standard">
      <style:graphic-properties draw:textarea-horizontal-align="justify" draw:textarea-vertical-align="middle" draw:auto-grow-height="false" fo:min-height="0.762cm" fo:min-width="0.402cm"/>
    </style:style>
    <style:style style:name="gr17" style:family="graphic" style:parent-style-name="standard">
      <style:graphic-properties draw:textarea-horizontal-align="justify" draw:textarea-vertical-align="middle" draw:auto-grow-height="false" fo:min-height="0.762cm" fo:min-width="0.401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stroke="dash" draw:stroke-dash="Dashed_20__28_var_29_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objectwithoutfill">
      <style:graphic-properties draw:stroke="solid" draw:stroke-dash="Ultrafine_20_Dashed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21" style:family="graphic" style:parent-style-name="objectwithoutfill">
      <style:graphic-properties draw:stroke="solid" draw:stroke-dash="Dashed_20__28_var_29_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stroke="solid" draw:stroke-dash="Ultrafine_20_Dashed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4cm" fo:min-width="0cm"/>
    </style:style>
    <style:style style:name="gr25" style:family="graphic" style:parent-style-name="standard">
      <style:graphic-properties draw:fill="solid" draw:fill-color="#cfe7f5" draw:textarea-horizontal-align="justify" draw:textarea-vertical-align="middle" draw:auto-grow-height="false" fo:min-height="1.164cm" fo:min-width="0.914cm"/>
    </style:style>
    <style:style style:name="gr26" style:family="graphic" style:parent-style-name="standard">
      <style:graphic-properties draw:textarea-horizontal-align="justify" draw:textarea-vertical-align="middle" draw:auto-grow-height="false" fo:min-height="1.164cm" fo:min-width="0.914cm"/>
    </style:style>
    <style:style style:name="gr27" style:family="graphic" style:parent-style-name="objectwithoutfill">
      <style:graphic-properties svg:stroke-width="0.081cm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28" style:family="graphic" style:parent-style-name="standard">
      <style:graphic-properties draw:fill-color="#ff3333" draw:textarea-horizontal-align="justify" draw:textarea-vertical-align="middle" draw:auto-grow-height="false" fo:min-height="1.164cm" fo:min-width="0.914cm"/>
    </style:style>
    <style:style style:name="gr29" style:family="graphic" style:parent-style-name="standard">
      <style:graphic-properties draw:fill-color="#cfe7f5" draw:textarea-horizontal-align="justify" draw:textarea-vertical-align="middle" draw:auto-grow-height="false" fo:min-height="1.164cm" fo:min-width="0.914cm"/>
    </style:style>
    <style:style style:name="gr30" style:family="graphic" style:parent-style-name="standard">
      <style:graphic-properties svg:stroke-color="#ffffff" draw:fill="none" draw:fill-color="#cfe7f5" draw:textarea-horizontal-align="justify" draw:textarea-vertical-align="middle" draw:auto-grow-height="false" fo:min-height="0.762cm" fo:min-width="0.401cm"/>
    </style:style>
    <style:style style:name="gr31" style:family="graphic" style:parent-style-name="standard">
      <style:graphic-properties svg:stroke-color="#ffffff" draw:fill="none" draw:fill-color="#cfe7f5" draw:textarea-horizontal-align="justify" draw:textarea-vertical-align="middle" draw:auto-grow-height="false" fo:min-height="0.761cm" fo:min-width="0.401cm"/>
    </style:style>
    <style:style style:name="gr32" style:family="graphic" style:parent-style-name="standard">
      <style:graphic-properties svg:stroke-color="#ffffff" draw:fill="none" draw:fill-color="#cfe7f5" draw:textarea-horizontal-align="justify" draw:textarea-vertical-align="middle" draw:auto-grow-height="false" fo:min-height="0.761cm" fo:min-width="0.402cm"/>
    </style:style>
    <style:style style:name="gr33" style:family="graphic" style:parent-style-name="standard">
      <style:graphic-properties svg:stroke-color="#ffffff" draw:fill="none" draw:textarea-horizontal-align="justify" draw:textarea-vertical-align="middle" draw:auto-grow-height="false" fo:min-height="0.762cm" fo:min-width="0.401cm"/>
    </style:style>
    <style:style style:name="gr34" style:family="graphic" style:parent-style-name="standard">
      <style:graphic-properties svg:stroke-color="#ffffff" draw:fill="none" draw:textarea-horizontal-align="justify" draw:textarea-vertical-align="middle" draw:auto-grow-height="false" fo:min-height="0.762cm" fo:min-width="0.399cm"/>
    </style:style>
    <style:style style:name="gr35" style:family="graphic" style:parent-style-name="standard">
      <style:graphic-properties svg:stroke-color="#ffffff" draw:fill="none" draw:textarea-horizontal-align="justify" draw:textarea-vertical-align="middle" draw:auto-grow-height="false" fo:min-height="0.761cm" fo:min-width="0.401cm"/>
    </style:style>
    <style:style style:name="gr36" style:family="graphic" style:parent-style-name="standard">
      <style:graphic-properties svg:stroke-color="#ffffff" draw:fill="none" draw:textarea-horizontal-align="justify" draw:textarea-vertical-align="middle" draw:auto-grow-height="false" fo:min-height="0.762cm" fo:min-width="0.402cm"/>
    </style:style>
    <style:style style:name="gr37" style:family="graphic" style:parent-style-name="objectwithoutfill">
      <style:graphic-properties svg:stroke-width="0.081cm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9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9cm" fo:min-width="0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2" style:family="graphic" style:parent-style-name="standard">
      <style:graphic-properties draw:fill="solid" draw:fill-color="#cfe7f5" draw:textarea-horizontal-align="justify" draw:textarea-vertical-align="middle" draw:auto-grow-height="false" fo:min-height="1.397cm" fo:min-width="1.315cm"/>
    </style:style>
    <style:style style:name="gr43" style:family="graphic" style:parent-style-name="standard">
      <style:graphic-properties draw:textarea-horizontal-align="justify" draw:textarea-vertical-align="middle" draw:auto-grow-height="false" fo:min-height="1.397cm" fo:min-width="1.315cm"/>
    </style:style>
    <style:style style:name="gr44" style:family="graphic" style:parent-style-name="standard">
      <style:graphic-properties draw:textarea-horizontal-align="justify" draw:textarea-vertical-align="middle" draw:auto-grow-height="false" fo:min-height="1.397cm" fo:min-width="1.311cm"/>
    </style:style>
    <style:style style:name="gr45" style:family="graphic" style:parent-style-name="standard">
      <style:graphic-properties draw:textarea-horizontal-align="justify" draw:textarea-vertical-align="middle" draw:auto-grow-height="false" fo:min-height="1.396cm" fo:min-width="1.315cm"/>
    </style:style>
    <style:style style:name="gr46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7" style:family="graphic" style:parent-style-name="Objeto_20_sem_20_preenchimento_20_nem_20_linha">
      <style:graphic-properties draw:textarea-vertical-align="middle" draw:ole-draw-aspect="1" style:protect="size"/>
    </style:style>
    <style:style style:name="gr48" style:family="graphic" style:parent-style-name="standard">
      <style:graphic-properties draw:fill-color="#ff3333" draw:textarea-horizontal-align="justify" draw:textarea-vertical-align="middle" draw:auto-grow-height="false" fo:min-height="0.29cm" fo:min-width="0.04cm"/>
    </style:style>
    <style:style style:name="gr49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50" style:family="graphic" style:parent-style-name="standard">
      <style:graphic-properties draw:stroke="dash" draw:stroke-dash="Dashed_20__28_var_29_" svg:stroke-width="0.106cm" draw:marker-start-width="0.358cm" draw:marker-end-width="0.358cm" draw:fill="none" draw:textarea-horizontal-align="justify" draw:textarea-vertical-align="middle" draw:auto-grow-height="false" fo:min-height="3.522cm" fo:min-width="3.272cm" fo:padding-top="0.177cm" fo:padding-bottom="0.177cm" fo:padding-left="0.302cm" fo:padding-right="0.302cm"/>
    </style:style>
    <style:style style:name="gr51" style:family="graphic" style:parent-style-name="standard">
      <style:graphic-properties draw:stroke="dash" draw:stroke-dash="Dashed_20__28_var_29_" svg:stroke-width="0.106cm" draw:marker-start-width="0.358cm" draw:marker-end-width="0.358cm" draw:fill="none" draw:textarea-horizontal-align="justify" draw:textarea-vertical-align="middle" draw:auto-grow-height="false" fo:min-height="3.418cm" fo:min-width="3.168cm" fo:padding-top="0.177cm" fo:padding-bottom="0.177cm" fo:padding-left="0.302cm" fo:padding-right="0.302cm"/>
    </style:style>
    <style:style style:name="gr52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9.604cm" fo:min-width="11.894cm" fo:padding-top="0.151cm" fo:padding-bottom="0.151cm" fo:padding-left="0.276cm" fo:padding-right="0.276cm"/>
    </style:style>
    <style:style style:name="gr53" style:family="graphic" style:parent-style-name="objectwithoutfill">
      <style:graphic-properties draw:marker-end="Symmetric_20_Arrow" draw:marker-end-width="0.3cm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0.285cm" fo:min-width="0.008cm"/>
    </style:style>
    <style:style style:name="gr55" style:family="graphic" style:parent-style-name="standard">
      <style:graphic-properties draw:textarea-horizontal-align="justify" draw:textarea-vertical-align="middle" draw:auto-grow-height="false" fo:min-height="0.284cm" fo:min-width="0.008cm"/>
    </style:style>
    <style:style style:name="gr56" style:family="graphic" style:parent-style-name="standard">
      <style:graphic-properties draw:stroke="none" svg:stroke-width="0.053cm" draw:marker-start-width="0.279cm" draw:marker-end-width="0.279cm" draw:fill="none" draw:textarea-horizontal-align="justify" draw:textarea-vertical-align="middle" draw:auto-grow-height="false" fo:min-height="0.828cm" fo:min-width="24.832cm" fo:padding-top="0.151cm" fo:padding-bottom="0.151cm" fo:padding-left="0.276cm" fo:padding-right="0.276cm"/>
    </style:style>
    <style:style style:name="gr5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701cm" fo:min-width="5.631cm" fo:padding-top="0.151cm" fo:padding-bottom="0.151cm" fo:padding-left="0.276cm" fo:padding-right="0.276cm"/>
    </style:style>
    <style:style style:name="gr58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4.7cm" fo:min-width="5.631cm" fo:padding-top="0.151cm" fo:padding-bottom="0.151cm" fo:padding-left="0.276cm" fo:padding-right="0.276cm"/>
    </style:style>
    <style:style style:name="gr59" style:family="graphic" style:parent-style-name="standard">
      <style:graphic-properties draw:textarea-horizontal-align="justify" draw:textarea-vertical-align="middle" draw:auto-grow-height="false" fo:min-height="0.529cm" fo:min-width="0.278cm"/>
    </style:style>
    <style:style style:name="gr60" style:family="graphic" style:parent-style-name="standard">
      <style:graphic-properties draw:stroke="none" svg:stroke-width="0.053cm" draw:marker-start-width="0.279cm" draw:marker-end-width="0.279cm" draw:fill="none" draw:textarea-horizontal-align="justify" draw:textarea-vertical-align="middle" draw:auto-grow-height="false" fo:min-height="0.534cm" fo:min-width="12.066cm" fo:padding-top="0.151cm" fo:padding-bottom="0.151cm" fo:padding-left="0.276cm" fo:padding-right="0.276cm"/>
    </style:style>
    <style:style style:name="gr61" style:family="graphic" style:parent-style-name="standard">
      <style:graphic-properties draw:stroke="none" svg:stroke-width="0.053cm" draw:marker-start-width="0.279cm" draw:marker-end-width="0.279cm" draw:fill="none" draw:textarea-horizontal-align="justify" draw:textarea-vertical-align="middle" draw:auto-grow-height="false" fo:min-height="0.534cm" fo:min-width="5.544cm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loext:graphic-properties draw:fill="solid" draw:fill-color="#cfe7f5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3333"/>
      <style:paragraph-properties fo:text-align="center"/>
    </style:style>
    <style:style style:name="P10" style:family="paragraph">
      <loext:graphic-properties draw:fill-color="#cfe7f5"/>
      <style:paragraph-properties fo:text-align="center"/>
    </style:style>
    <style:style style:name="P11" style:family="paragraph">
      <loext:graphic-properties draw:fill="none" draw:fill-color="#cfe7f5"/>
      <style:paragraph-properties fo:text-align="center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="solid" draw:fill-color="#cfe7f5"/>
      <style:paragraph-properties fo:text-align="center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-color="#cfe7f5"/>
      <style:paragraph-properties fo:text-align="center"/>
      <style:text-properties fo:font-size="18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4" draw:id="id4" draw:layer="layout" svg:width="1.27cm" svg:height="1.27cm" svg:x="12.938cm" svg:y="13.83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27cm" svg:height="1.27cm" svg:x="12.938cm" svg:y="5.702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" draw:id="id1" draw:layer="layout" svg:width="1.27cm" svg:height="1.27cm" svg:x="8.62cm" svg:y="9.766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27cm" svg:height="1.27cm" svg:x="17.256cm" svg:y="9.766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9.704cm" svg:y1="9.952cm" svg:x2="13.124cm" svg:y2="6.786cm" draw:start-shape="id1" draw:start-glue-point="11" draw:end-shape="id2" draw:end-glue-point="7" svg:d="M9704 9952l3420-3166" svg:viewBox="0 0 3421 3167">
          <text:p text:style-name="P1">A <text:s/><text:s text:c="2"/><text:s text:c="2"/><text:s text:c="2"/></text:p>
        </draw:connector>
        <draw:connector draw:style-name="gr2" draw:text-style-name="P2" draw:layer="layout" draw:type="line" svg:x1="14.022cm" svg:y1="6.786cm" svg:x2="17.442cm" svg:y2="9.952cm" draw:start-shape="id2" draw:start-glue-point="9" draw:end-shape="id3" draw:end-glue-point="5" svg:d="M14022 6786l3420 3166" svg:viewBox="0 0 3421 3167">
          <text:p text:style-name="P1"><text:s text:c="2"/><text:s text:c="2"/><text:s text:c="2"/><text:s text:c="2"/><text:s text:c="2"/>B</text:p>
        </draw:connector>
        <draw:connector draw:style-name="gr2" draw:text-style-name="P2" draw:layer="layout" draw:type="line" svg:x1="9.704cm" svg:y1="10.85cm" svg:x2="13.124cm" svg:y2="14.016cm" draw:start-shape="id1" draw:start-glue-point="9" draw:end-shape="id4" draw:end-glue-point="5" svg:d="M9704 10850l3420 3166" svg:viewBox="0 0 3421 3167">
          <text:p text:style-name="P1">D <text:s/><text:s text:c="2"/><text:s text:c="2"/><text:s text:c="2"/></text:p>
        </draw:connector>
        <draw:connector draw:style-name="gr2" draw:text-style-name="P2" draw:layer="layout" draw:type="line" svg:x1="17.442cm" svg:y1="10.85cm" svg:x2="14.022cm" svg:y2="14.016cm" draw:start-shape="id3" draw:start-glue-point="7" draw:end-shape="id4" draw:end-glue-point="11" svg:d="M17442 10850l-3420 3166" svg:viewBox="0 0 3421 3167">
          <text:p text:style-name="P1"><text:s text:c="2"/><text:s text:c="2"/><text:s text:c="2"/><text:s text:c="2"/><text:s/>C</text:p>
        </draw:connector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line draw:style-name="gr4" draw:text-style-name="P2" draw:layer="layout" svg:x1="1.752cm" svg:y1="17.264cm" svg:x2="25.8cm" svg:y2="17.264cm">
          <text:p/>
        </draw:line>
        <draw:line draw:style-name="gr4" draw:text-style-name="P2" draw:layer="layout" svg:x1="1.852cm" svg:y1="15.465cm" svg:x2="26.054cm" svg:y2="15.465cm">
          <text:p/>
        </draw:line>
        <draw:line draw:style-name="gr4" draw:text-style-name="P2" draw:layer="layout" svg:x1="1.852cm" svg:y1="13.564cm" svg:x2="26.054cm" svg:y2="13.564cm">
          <text:p/>
        </draw:line>
        <draw:line draw:style-name="gr4" draw:text-style-name="P2" draw:layer="layout" svg:x1="1.852cm" svg:y1="11.563cm" svg:x2="25.8cm" svg:y2="11.563cm">
          <text:p/>
        </draw:line>
        <draw:line draw:style-name="gr4" draw:text-style-name="P2" draw:layer="layout" svg:x1="1.852cm" svg:y1="9.362cm" svg:x2="26.054cm" svg:y2="9.398cm">
          <text:p/>
        </draw:line>
        <draw:custom-shape draw:style-name="gr5" draw:text-style-name="P4" xml:id="id12" draw:id="id12" draw:layer="layout" svg:width="1.044cm" svg:height="0.925cm" svg:x="2.794cm" svg:y="16.809cm">
          <text:p text:style-name="P1">AB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1.044cm" svg:height="0.925cm" svg:x="2.794cm" svg:y="14.96cm">
          <text:p text:style-name="P1">AB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0" draw:id="id10" draw:layer="layout" svg:width="1.044cm" svg:height="0.925cm" svg:x="5.508cm" svg:y="14.96cm">
          <text:p text:style-name="P1">AB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044cm" svg:height="0.925cm" svg:x="4.256cm" svg:y="13.11cm">
          <text:p text:style-name="P1">A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044cm" svg:height="0.925cm" svg:x="8.431cm" svg:y="13.11cm">
          <text:p text:style-name="P1">A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9" draw:id="id9" draw:layer="layout" svg:width="1.044cm" svg:height="0.925cm" svg:x="8.431cm" svg:y="14.96cm">
          <text:p text:style-name="P1">A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043cm" svg:height="0.925cm" svg:x="12.399cm" svg:y="13.11cm">
          <text:p text:style-name="P1">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044cm" svg:height="0.925cm" svg:x="8.431cm" svg:y="11.07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6" draw:id="id16" draw:layer="layout" svg:width="1.044cm" svg:height="0.925cm" svg:x="15.322cm" svg:y="14.96cm">
          <text:p text:style-name="P1">B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1.044cm" svg:height="0.925cm" svg:x="18.036cm" svg:y="13.11cm">
          <text:p text:style-name="P1">B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1.044cm" svg:height="0.925cm" svg:x="15.322cm" svg:y="13.11cm">
          <text:p text:style-name="P1">B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8" draw:id="id18" draw:layer="layout" svg:width="1.044cm" svg:height="0.925cm" svg:x="20.959cm" svg:y="13.11cm">
          <text:p text:style-name="P1">C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1.044cm" svg:height="0.925cm" svg:x="16.732cm" svg:y="11.076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7" draw:id="id17" draw:layer="layout" svg:width="1.044cm" svg:height="0.925cm" svg:x="20.908cm" svg:y="11.07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1.044cm" svg:height="0.925cm" svg:x="24.04cm" svg:y="11.07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8.953cm" svg:y1="12.001cm" svg:x2="8.953cm" svg:y2="13.11cm" draw:start-shape="id5" draw:start-glue-point="8" draw:end-shape="id6" draw:end-glue-point="4" svg:d="M8953 12001v1109" svg:viewBox="0 0 1 1110">
          <text:p/>
        </draw:connector>
        <draw:connector draw:style-name="gr6" draw:text-style-name="P2" draw:layer="layout" draw:type="line" svg:x1="8.584cm" svg:y1="11.866cm" svg:x2="5.147cm" svg:y2="13.245cm" draw:start-shape="id5" draw:start-glue-point="7" draw:end-shape="id7" draw:end-glue-point="11" svg:d="M8584 11866l-3437 1379" svg:viewBox="0 0 3438 1380">
          <text:p/>
        </draw:connector>
        <draw:connector draw:style-name="gr6" draw:text-style-name="P2" draw:layer="layout" draw:type="line" svg:x1="9.322cm" svg:y1="11.866cm" svg:x2="12.551cm" svg:y2="13.245cm" draw:start-shape="id5" draw:start-glue-point="9" draw:end-shape="id8" draw:end-glue-point="5" svg:d="M9322 11866l3229 1379" svg:viewBox="0 0 3230 1380">
          <text:p/>
        </draw:connector>
        <draw:connector draw:style-name="gr6" draw:text-style-name="P2" draw:layer="layout" draw:type="line" svg:x1="8.953cm" svg:y1="14.035cm" svg:x2="8.953cm" svg:y2="14.96cm" draw:start-shape="id6" draw:start-glue-point="8" draw:end-shape="id9" draw:end-glue-point="4" svg:d="M8953 14035v925" svg:viewBox="0 0 1 926">
          <text:p/>
        </draw:connector>
        <draw:connector draw:style-name="gr6" draw:text-style-name="P2" draw:layer="layout" draw:type="line" svg:x1="5.147cm" svg:y1="13.9cm" svg:x2="6.03cm" svg:y2="14.96cm" draw:start-shape="id7" draw:start-glue-point="9" draw:end-shape="id10" draw:end-glue-point="4" svg:d="M5147 13900l883 1060" svg:viewBox="0 0 884 1061">
          <text:p/>
        </draw:connector>
        <draw:connector draw:style-name="gr6" draw:text-style-name="P2" draw:layer="layout" draw:type="line" svg:x1="4.409cm" svg:y1="13.9cm" svg:x2="3.316cm" svg:y2="14.96cm" draw:start-shape="id7" draw:start-glue-point="7" draw:end-shape="id11" draw:end-glue-point="4" svg:d="M4409 13900l-1093 1060" svg:viewBox="0 0 1094 1061">
          <text:p/>
        </draw:connector>
        <draw:connector draw:style-name="gr6" draw:text-style-name="P2" draw:layer="layout" draw:type="line" svg:x1="3.316cm" svg:y1="15.885cm" svg:x2="3.316cm" svg:y2="16.809cm" draw:start-shape="id11" draw:start-glue-point="8" draw:end-shape="id12" draw:end-glue-point="4" svg:d="M3316 15885v924" svg:viewBox="0 0 1 925">
          <text:p/>
        </draw:connector>
        <draw:connector draw:style-name="gr6" draw:text-style-name="P2" draw:layer="layout" draw:type="line" svg:x1="16.885cm" svg:y1="11.866cm" svg:x2="15.844cm" svg:y2="13.11cm" draw:start-shape="id13" draw:start-glue-point="7" draw:end-shape="id14" draw:end-glue-point="4" svg:d="M16885 11866l-1041 1244" svg:viewBox="0 0 1042 1245">
          <text:p/>
        </draw:connector>
        <draw:connector draw:style-name="gr6" draw:text-style-name="P2" draw:layer="layout" draw:type="line" svg:x1="17.623cm" svg:y1="11.866cm" svg:x2="18.558cm" svg:y2="13.11cm" draw:start-shape="id13" draw:start-glue-point="9" draw:end-shape="id15" draw:end-glue-point="4" svg:d="M17623 11866l935 1244" svg:viewBox="0 0 936 1245">
          <text:p/>
        </draw:connector>
        <draw:connector draw:style-name="gr6" draw:text-style-name="P2" draw:layer="layout" draw:type="line" svg:x1="15.844cm" svg:y1="14.035cm" svg:x2="15.844cm" svg:y2="14.96cm" draw:start-shape="id14" draw:start-glue-point="8" draw:end-shape="id16" draw:end-glue-point="4" svg:d="M15844 14035v925" svg:viewBox="0 0 1 926">
          <text:p/>
        </draw:connector>
        <draw:connector draw:style-name="gr6" draw:text-style-name="P2" draw:layer="layout" draw:type="line" svg:x1="21.43cm" svg:y1="12.001cm" svg:x2="21.481cm" svg:y2="13.11cm" draw:start-shape="id17" draw:start-glue-point="8" draw:end-shape="id18" draw:end-glue-point="4" svg:d="M21430 12001l51 1109" svg:viewBox="0 0 52 1110">
          <text:p/>
        </draw:connector>
        <draw:custom-shape draw:style-name="gr7" draw:text-style-name="P1" xml:id="id19" draw:id="id19" draw:layer="layout" svg:width="1.044cm" svg:height="0.925cm" svg:x="18.541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8.541cm" svg:y1="9.353cm" svg:x2="9.475cm" svg:y2="11.538cm" draw:start-shape="id19" draw:start-glue-point="6" draw:end-shape="id5" svg:d="M18541 9353l-9066 2185" svg:viewBox="0 0 9067 2186">
          <text:p/>
        </draw:connector>
        <draw:connector draw:style-name="gr6" draw:text-style-name="P2" draw:layer="layout" draw:type="line" svg:x1="18.694cm" svg:y1="9.68cm" svg:x2="17.254cm" svg:y2="11.076cm" draw:start-shape="id19" draw:start-glue-point="7" draw:end-shape="id13" draw:end-glue-point="4" svg:d="M18694 9680l-1440 1396" svg:viewBox="0 0 1441 1397">
          <text:p/>
        </draw:connector>
        <draw:connector draw:style-name="gr6" draw:text-style-name="P2" draw:layer="layout" draw:type="line" svg:x1="19.432cm" svg:y1="9.68cm" svg:x2="21.43cm" svg:y2="11.076cm" draw:start-shape="id19" draw:start-glue-point="9" draw:end-shape="id17" draw:end-glue-point="4" svg:d="M19432 9680l1998 1396" svg:viewBox="0 0 1999 1397">
          <text:p/>
        </draw:connector>
        <draw:connector draw:style-name="gr6" draw:text-style-name="P2" draw:layer="layout" draw:type="line" svg:x1="19.585cm" svg:y1="9.353cm" svg:x2="24.562cm" svg:y2="11.076cm" draw:start-shape="id19" draw:start-glue-point="10" draw:end-shape="id20" draw:end-glue-point="4" svg:d="M19585 9353l4977 1723" svg:viewBox="0 0 4978 1724">
          <text:p/>
        </draw:connector>
        <draw:line draw:style-name="gr8" draw:text-style-name="P2" draw:layer="layout" svg:x1="2.032cm" svg:y1="14.478cm" svg:x2="24.638cm" svg:y2="14.478cm">
          <text:p/>
        </draw:line>
        <draw:frame draw:style-name="gr9" draw:text-style-name="P5" draw:layer="layout" svg:width="1.577cm" svg:height="0.839cm" svg:x="0.201cm" svg:y="8.99cm">
          <draw:text-box>
            <text:p><text:span text:style-name="T1">h</text:span><text:span text:style-name="T1">=</text:span><text:span text:style-name="T1">0</text:span></text:p>
          </draw:text-box>
        </draw:frame>
        <draw:frame draw:style-name="gr9" draw:text-style-name="P5" draw:layer="layout" svg:width="1.577cm" svg:height="0.839cm" svg:x="0.201cm" svg:y="11.099cm">
          <draw:text-box>
            <text:p><text:span text:style-name="T1">h</text:span><text:span text:style-name="T1">=</text:span><text:span text:style-name="T1">1</text:span></text:p>
          </draw:text-box>
        </draw:frame>
        <draw:frame draw:style-name="gr9" draw:text-style-name="P5" draw:layer="layout" svg:width="1.577cm" svg:height="0.839cm" svg:x="0.201cm" svg:y="13.208cm">
          <draw:text-box>
            <text:p><text:span text:style-name="T1">h</text:span><text:span text:style-name="T1">=</text:span><text:span text:style-name="T1">2</text:span></text:p>
          </draw:text-box>
        </draw:frame>
        <draw:frame draw:style-name="gr9" draw:text-style-name="P5" draw:layer="layout" svg:width="1.577cm" svg:height="0.839cm" svg:x="0.201cm" svg:y="14.986cm">
          <draw:text-box>
            <text:p><text:span text:style-name="T1">h</text:span><text:span text:style-name="T1">=</text:span><text:span text:style-name="T1">3</text:span></text:p>
          </draw:text-box>
        </draw:frame>
        <draw:frame draw:style-name="gr9" draw:text-style-name="P5" draw:layer="layout" svg:width="1.577cm" svg:height="0.839cm" svg:x="0.2cm" svg:y="16.764cm">
          <draw:text-box>
            <text:p><text:span text:style-name="T1">h</text:span><text:span text:style-name="T1">=</text:span><text:span text:style-name="T1">4</text:span></text:p>
          </draw:text-box>
        </draw:frame>
        <draw:frame draw:style-name="gr9" draw:text-style-name="P6" draw:layer="layout" svg:width="2.338cm" svg:height="0.839cm" svg:x="0.201cm" svg:y="14.047cm">
          <draw:text-box>
            <text:p><text:span text:style-name="T2">h</text:span><text:span text:style-name="T2">=</text:span><text:span text:style-name="T2">n</text:span><text:span text:style-name="T2">/</text:span><text:span text:style-name="T2">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style-name="gr10" draw:text-style-name="P7" xml:id="id36" draw:id="id36" draw:layer="layout" svg:width="1.273cm" svg:height="1.43cm" svg:x="0.762cm" svg:y="19.398cm">
          <text:p text:style-name="P1">ABC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35" draw:id="id35" draw:layer="layout" svg:width="1.273cm" svg:height="1.429cm" svg:x="0.762cm" svg:y="16.54cm">
          <text:p text:style-name="P1">AB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2" draw:text-style-name="P7" xml:id="id34" draw:id="id34" draw:layer="layout" svg:width="1.274cm" svg:height="1.429cm" svg:x="4.071cm" svg:y="16.54cm">
          <text:p text:style-name="P1">AB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xml:id="id26" draw:id="id26" draw:layer="layout" svg:width="1.273cm" svg:height="1.43cm" svg:x="2.544cm" svg:y="13.68cm">
          <text:p text:style-name="P1">A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xml:id="id27" draw:id="id27" draw:layer="layout" svg:width="1.273cm" svg:height="1.43cm" svg:x="7.635cm" svg:y="13.68cm">
          <text:p text:style-name="P1">A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33" draw:id="id33" draw:layer="layout" svg:width="1.273cm" svg:height="1.429cm" svg:x="7.635cm" svg:y="16.54cm">
          <text:p text:style-name="P1">AC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" xml:id="id28" draw:id="id28" draw:layer="layout" svg:width="1.271cm" svg:height="1.43cm" svg:x="12.474cm" svg:y="13.68cm">
          <text:p text:style-name="P1">A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xml:id="id21" draw:id="id21" draw:layer="layout" svg:width="1.273cm" svg:height="1.429cm" svg:x="7.635cm" svg:y="10.536cm">
          <text:p text:style-name="P1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7" xml:id="id32" draw:id="id32" draw:layer="layout" svg:width="1.273cm" svg:height="1.429cm" svg:x="16.037cm" svg:y="16.54cm">
          <text:p text:style-name="P1">BC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6" draw:text-style-name="P1" xml:id="id30" draw:id="id30" draw:layer="layout" svg:width="1.274cm" svg:height="1.43cm" svg:x="19.346cm" svg:y="13.68cm">
          <text:p text:style-name="P1">B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xml:id="id29" draw:id="id29" draw:layer="layout" svg:width="1.273cm" svg:height="1.43cm" svg:x="16.037cm" svg:y="13.68cm">
          <text:p text:style-name="P1">B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" xml:id="id31" draw:id="id31" draw:layer="layout" svg:width="1.273cm" svg:height="1.43cm" svg:x="22.91cm" svg:y="13.68cm">
          <text:p text:style-name="P1">C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xml:id="id23" draw:id="id23" draw:layer="layout" svg:width="1.273cm" svg:height="1.429cm" svg:x="17.757cm" svg:y="10.536cm">
          <text:p text:style-name="P1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xml:id="id24" draw:id="id24" draw:layer="layout" svg:width="1.273cm" svg:height="1.429cm" svg:x="22.848cm" svg:y="10.536cm">
          <text:p text:style-name="P1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5" draw:text-style-name="P1" xml:id="id25" draw:id="id25" draw:layer="layout" svg:width="1.273cm" svg:height="1.429cm" svg:x="26.667cm" svg:y="10.536cm">
          <text:p text:style-name="P1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7" draw:text-style-name="P1" xml:id="id22" draw:id="id22" draw:layer="layout" svg:width="1.273cm" svg:height="1.43cm" svg:x="19.929cm" svg:y="5.33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2" draw:layer="layout" draw:type="line" svg:x1="8.272cm" svg:y1="10.536cm" svg:x2="19.929cm" svg:y2="6.049cm" draw:start-shape="id21" draw:start-glue-point="4" draw:end-shape="id22" draw:end-glue-point="6" svg:d="M8272 10536l11657-4487" svg:viewBox="0 0 11658 4488">
          <text:p/>
        </draw:connector>
        <draw:connector draw:style-name="gr18" draw:text-style-name="P2" draw:layer="layout" draw:type="line" svg:x1="18.394cm" svg:y1="10.536cm" svg:x2="20.115cm" svg:y2="6.555cm" draw:start-shape="id23" draw:start-glue-point="4" draw:end-shape="id22" draw:end-glue-point="7" svg:d="M18394 10536l1721-3981" svg:viewBox="0 0 1722 3982">
          <text:p/>
        </draw:connector>
        <draw:connector draw:style-name="gr18" draw:text-style-name="P2" draw:layer="layout" draw:type="line" svg:x1="23.485cm" svg:y1="10.536cm" svg:x2="21.016cm" svg:y2="6.555cm" draw:start-shape="id24" draw:start-glue-point="4" draw:end-shape="id22" draw:end-glue-point="9" svg:d="M23485 10536l-2469-3981" svg:viewBox="0 0 2470 3982">
          <text:p/>
        </draw:connector>
        <draw:connector draw:style-name="gr18" draw:text-style-name="P2" draw:layer="layout" draw:type="line" svg:x1="27.304cm" svg:y1="10.536cm" svg:x2="21.202cm" svg:y2="6.049cm" draw:start-shape="id25" draw:start-glue-point="4" draw:end-shape="id22" draw:end-glue-point="10" svg:d="M27304 10536l-6102-4487" svg:viewBox="0 0 6103 4488">
          <text:p/>
        </draw:connector>
        <draw:connector draw:style-name="gr18" draw:text-style-name="P2" draw:layer="layout" draw:type="line" svg:x1="3.181cm" svg:y1="13.68cm" svg:x2="7.821cm" svg:y2="11.756cm" draw:start-shape="id26" draw:start-glue-point="4" draw:end-shape="id21" draw:end-glue-point="7" svg:d="M3181 13680l4640-1924" svg:viewBox="0 0 4641 1925">
          <text:p/>
        </draw:connector>
        <draw:connector draw:style-name="gr18" draw:text-style-name="P2" draw:layer="layout" draw:type="line" svg:x1="8.272cm" svg:y1="13.68cm" svg:x2="8.272cm" svg:y2="11.965cm" draw:start-shape="id27" draw:start-glue-point="4" draw:end-shape="id21" draw:end-glue-point="8" svg:d="M8272 13680v-1715" svg:viewBox="0 0 1 1716">
          <text:p/>
        </draw:connector>
        <draw:connector draw:style-name="gr18" draw:text-style-name="P2" draw:layer="layout" draw:type="line" svg:x1="13.11cm" svg:y1="13.68cm" svg:x2="8.722cm" svg:y2="11.756cm" draw:start-shape="id28" draw:start-glue-point="4" draw:end-shape="id21" draw:end-glue-point="9" svg:d="M13110 13680l-4388-1924" svg:viewBox="0 0 4389 1925">
          <text:p/>
        </draw:connector>
        <draw:connector draw:style-name="gr18" draw:text-style-name="P2" draw:layer="layout" draw:type="line" svg:x1="16.674cm" svg:y1="13.68cm" svg:x2="18.394cm" svg:y2="11.965cm" draw:start-shape="id29" draw:start-glue-point="4" draw:end-shape="id23" draw:end-glue-point="8" svg:d="M16674 13680l1720-1715" svg:viewBox="0 0 1721 1716">
          <text:p/>
        </draw:connector>
        <draw:connector draw:style-name="gr18" draw:text-style-name="P2" draw:layer="layout" draw:type="line" svg:x1="19.983cm" svg:y1="13.68cm" svg:x2="18.394cm" svg:y2="11.965cm" draw:start-shape="id30" draw:start-glue-point="4" draw:end-shape="id23" draw:end-glue-point="8" svg:d="M19983 13680l-1589-1715" svg:viewBox="0 0 1590 1716">
          <text:p/>
        </draw:connector>
        <draw:connector draw:style-name="gr18" draw:text-style-name="P2" draw:layer="layout" draw:type="line" svg:x1="23.547cm" svg:y1="13.68cm" svg:x2="23.485cm" svg:y2="11.965cm" draw:start-shape="id31" draw:start-glue-point="4" draw:end-shape="id24" draw:end-glue-point="8" svg:d="M23547 13680l-62-1715" svg:viewBox="0 0 63 1716">
          <text:p/>
        </draw:connector>
        <draw:connector draw:style-name="gr18" draw:text-style-name="P2" draw:layer="layout" draw:type="line" svg:x1="16.674cm" svg:y1="16.54cm" svg:x2="16.674cm" svg:y2="15.11cm" draw:start-shape="id32" draw:start-glue-point="4" draw:end-shape="id29" draw:end-glue-point="8" svg:d="M16674 16540v-1430" svg:viewBox="0 0 1 1431">
          <text:p/>
        </draw:connector>
        <draw:connector draw:style-name="gr18" draw:text-style-name="P2" draw:layer="layout" draw:type="line" svg:x1="8.272cm" svg:y1="16.54cm" svg:x2="8.272cm" svg:y2="15.11cm" draw:start-shape="id33" draw:start-glue-point="4" draw:end-shape="id27" draw:end-glue-point="8" svg:d="M8272 16540v-1430" svg:viewBox="0 0 1 1431">
          <text:p/>
        </draw:connector>
        <draw:connector draw:style-name="gr18" draw:text-style-name="P2" draw:layer="layout" draw:type="line" svg:x1="3.181cm" svg:y1="15.11cm" svg:x2="4.708cm" svg:y2="16.54cm" draw:start-shape="id26" draw:start-glue-point="8" draw:end-shape="id34" draw:end-glue-point="4" svg:d="M3181 15110l1527 1430" svg:viewBox="0 0 1528 1431">
          <text:p/>
        </draw:connector>
        <draw:connector draw:style-name="gr18" draw:text-style-name="P2" draw:layer="layout" draw:type="line" svg:x1="1.399cm" svg:y1="16.54cm" svg:x2="3.181cm" svg:y2="15.11cm" draw:start-shape="id35" draw:start-glue-point="4" draw:end-shape="id26" draw:end-glue-point="8" svg:d="M1399 16540l1782-1430" svg:viewBox="0 0 1783 1431">
          <text:p/>
        </draw:connector>
        <draw:connector draw:style-name="gr18" draw:text-style-name="P2" draw:layer="layout" draw:type="line" svg:x1="1.399cm" svg:y1="19.398cm" svg:x2="1.399cm" svg:y2="17.969cm" draw:start-shape="id36" draw:start-glue-point="4" draw:end-shape="id35" draw:end-glue-point="8" svg:d="M1399 19398v-1429" svg:viewBox="0 0 1 1430">
          <text:p/>
        </draw:connector>
        <draw:line draw:style-name="gr19" draw:text-style-name="P2" draw:layer="layout" svg:x1="26.669cm" svg:y1="10.413cm" svg:x2="21.714cm" svg:y2="6.81cm">
          <text:p/>
        </draw:line>
        <draw:line draw:style-name="gr20" draw:text-style-name="P2" draw:layer="layout" svg:x1="21.512cm" svg:y1="6.85cm" svg:x2="23.485cm" svg:y2="9.905cm">
          <text:p text:style-name="P1"/>
        </draw:line>
        <draw:line draw:style-name="gr20" draw:text-style-name="P2" draw:layer="layout" svg:x1="23.876cm" svg:y1="12.192cm" svg:x2="23.876cm" svg:y2="13.37cm">
          <text:p text:style-name="P1"/>
        </draw:line>
        <draw:line draw:style-name="gr20" draw:text-style-name="P2" draw:layer="layout" svg:x1="20.238cm" svg:y1="7.087cm" svg:x2="18.847cm" svg:y2="10.298cm">
          <text:p text:style-name="P1"/>
        </draw:line>
        <draw:line draw:style-name="gr20" draw:text-style-name="P2" draw:layer="layout" svg:x1="19.344cm" svg:y1="6.555cm" svg:x2="9.124cm" svg:y2="10.536cm">
          <text:p text:style-name="P1"/>
        </draw:line>
        <draw:line draw:style-name="gr20" draw:text-style-name="P2" draw:layer="layout" svg:x1="19.029cm" svg:y1="12.12cm" svg:x2="19.982cm" svg:y2="13.201cm">
          <text:p text:style-name="P1"/>
        </draw:line>
        <draw:line draw:style-name="gr21" draw:text-style-name="P2" draw:layer="layout" svg:x1="18.298cm" svg:y1="12.599cm" svg:x2="17.176cm" svg:y2="13.68cm">
          <text:p text:style-name="P1"/>
        </draw:line>
        <draw:line draw:style-name="gr20" draw:text-style-name="P2" draw:layer="layout" svg:x1="16.988cm" svg:y1="15.265cm" svg:x2="16.988cm" svg:y2="16.443cm">
          <text:p text:style-name="P1"/>
        </draw:line>
        <draw:line draw:style-name="gr22" draw:text-style-name="P2" draw:layer="layout" svg:x1="8.626cm" svg:y1="15.362cm" svg:x2="8.626cm" svg:y2="16.54cm">
          <text:p/>
        </draw:line>
        <draw:line draw:style-name="gr22" draw:text-style-name="P2" draw:layer="layout" svg:x1="1.778cm" svg:y1="18.22cm" svg:x2="1.778cm" svg:y2="19.398cm">
          <text:p/>
        </draw:line>
        <draw:line draw:style-name="gr22" draw:text-style-name="P2" draw:layer="layout" svg:x1="3.048cm" svg:y1="15.494cm" svg:x2="1.926cm" svg:y2="16.575cm">
          <text:p/>
        </draw:line>
        <draw:line draw:style-name="gr22" draw:text-style-name="P2" draw:layer="layout" svg:x1="3.755cm" svg:y1="15.11cm" svg:x2="4.708cm" svg:y2="16.191cm">
          <text:p/>
        </draw:line>
        <draw:line draw:style-name="gr20" draw:text-style-name="P2" draw:layer="layout" svg:x1="8.636cm" svg:y1="12.446cm" svg:x2="8.636cm" svg:y2="13.624cm">
          <text:p text:style-name="P1"/>
        </draw:line>
        <draw:line draw:style-name="gr22" draw:text-style-name="P2" draw:layer="layout" svg:x1="7.635cm" svg:y1="12.261cm" svg:x2="3.919cm" svg:y2="13.832cm">
          <text:p/>
        </draw:line>
        <draw:line draw:style-name="gr19" draw:text-style-name="P2" draw:layer="layout" svg:x1="12.253cm" svg:y1="13.711cm" svg:x2="8.907cm" svg:y2="12.191cm">
          <text:p/>
        </draw:line>
        <draw:line draw:style-name="gr20" draw:text-style-name="P2" draw:layer="layout" svg:x1="22.098cm" svg:y1="6.35cm" svg:x2="27.053cm" svg:y2="9.953cm">
          <text:p text:style-name="P1"><text:s text:c="2"/><text:s text:c="2"/><text:s text:c="2"/><text:s text:c="2"/><text:s text:c="2"/></text:p>
        </draw:line>
        <draw:line draw:style-name="gr19" draw:text-style-name="P2" draw:layer="layout" svg:x1="22.859cm" svg:y1="10.159cm" svg:x2="20.886cm" svg:y2="7.104cm">
          <text:p/>
        </draw:line>
        <draw:line draw:style-name="gr19" draw:text-style-name="P2" draw:layer="layout" svg:x1="23.114cm" svg:y1="13.37cm" svg:x2="23.114cm" svg:y2="12.192cm">
          <text:p/>
        </draw:line>
        <draw:line draw:style-name="gr19" draw:text-style-name="P2" draw:layer="layout" svg:x1="18.166cm" svg:y1="10.068cm" svg:x2="19.557cm" svg:y2="6.857cm">
          <text:p/>
        </draw:line>
        <draw:line draw:style-name="gr19" draw:text-style-name="P2" draw:layer="layout" svg:x1="8.89cm" svg:y1="9.906cm" svg:x2="19.05cm" svg:y2="6.049cm">
          <text:p/>
        </draw:line>
        <draw:line draw:style-name="gr19" draw:text-style-name="P2" draw:layer="layout" svg:x1="19.495cm" svg:y1="13.679cm" svg:x2="18.542cm" svg:y2="12.598cm">
          <text:p/>
        </draw:line>
        <draw:line draw:style-name="gr19" draw:text-style-name="P2" draw:layer="layout" svg:x1="16.674cm" svg:y1="13.272cm" svg:x2="17.796cm" svg:y2="12.191cm">
          <text:p/>
        </draw:line>
        <draw:line draw:style-name="gr19" draw:text-style-name="P2" draw:layer="layout" svg:x1="16.256cm" svg:y1="16.417cm" svg:x2="16.256cm" svg:y2="15.239cm">
          <text:p/>
        </draw:line>
        <draw:line draw:style-name="gr19" draw:text-style-name="P2" draw:layer="layout" svg:x1="7.874cm" svg:y1="16.54cm" svg:x2="7.874cm" svg:y2="15.362cm">
          <text:p/>
        </draw:line>
        <draw:line draw:style-name="gr19" draw:text-style-name="P2" draw:layer="layout" svg:x1="1.016cm" svg:y1="19.398cm" svg:x2="1.016cm" svg:y2="18.22cm">
          <text:p/>
        </draw:line>
        <draw:line draw:style-name="gr19" draw:text-style-name="P2" draw:layer="layout" svg:x1="1.418cm" svg:y1="16.19cm" svg:x2="2.54cm" svg:y2="15.109cm">
          <text:p/>
        </draw:line>
        <draw:line draw:style-name="gr19" draw:text-style-name="P2" draw:layer="layout" svg:x1="4.254cm" svg:y1="16.575cm" svg:x2="3.301cm" svg:y2="15.494cm">
          <text:p/>
        </draw:line>
        <draw:line draw:style-name="gr19" draw:text-style-name="P2" draw:layer="layout" svg:x1="7.874cm" svg:y1="13.624cm" svg:x2="7.874cm" svg:y2="12.446cm">
          <text:p/>
        </draw:line>
        <draw:line draw:style-name="gr19" draw:text-style-name="P2" draw:layer="layout" svg:x1="3.614cm" svg:y1="13.211cm" svg:x2="7.33cm" svg:y2="11.64cm">
          <text:p/>
        </draw:line>
        <draw:line draw:style-name="gr20" draw:text-style-name="P2" draw:layer="layout" svg:x1="9.144cm" svg:y1="11.435cm" svg:x2="12.49cm" svg:y2="12.955cm">
          <text:p text:style-name="P1"/>
          <text:p text:style-name="P1"/>
        </draw:line>
        <draw:frame draw:style-name="gr23" draw:text-style-name="P8" draw:layer="layout" svg:width="0.853cm" svg:height="0.962cm" svg:x="24.892cm" svg:y="7.62cm">
          <draw:text-box>
            <text:p>1</text:p>
          </draw:text-box>
        </draw:frame>
        <draw:frame draw:style-name="gr23" draw:text-style-name="P8" draw:layer="layout" svg:width="0.853cm" svg:height="0.962cm" svg:x="22.859cm" svg:y="8.382cm">
          <draw:text-box>
            <text:p>2</text:p>
          </draw:text-box>
        </draw:frame>
        <draw:frame draw:style-name="gr23" draw:text-style-name="P8" draw:layer="layout" svg:width="0.853cm" svg:height="0.962cm" svg:x="23.876cm" svg:y="11.965cm">
          <draw:text-box>
            <text:p>3</text:p>
          </draw:text-box>
        </draw:frame>
        <draw:frame draw:style-name="gr23" draw:text-style-name="P8" draw:layer="layout" svg:width="0.853cm" svg:height="0.962cm" svg:x="19.344cm" svg:y="8.636cm">
          <draw:text-box>
            <text:p>4</text:p>
          </draw:text-box>
        </draw:frame>
        <draw:frame draw:style-name="gr23" draw:text-style-name="P8" draw:layer="layout" svg:width="0.853cm" svg:height="0.962cm" svg:x="19.467cm" svg:y="11.738cm">
          <draw:text-box>
            <text:p>5</text:p>
          </draw:text-box>
        </draw:frame>
        <draw:frame draw:style-name="gr23" draw:text-style-name="P8" draw:layer="layout" svg:width="0.853cm" svg:height="0.962cm" svg:x="17.78cm" svg:y="13.008cm">
          <draw:text-box>
            <text:p>6</text:p>
          </draw:text-box>
        </draw:frame>
        <draw:frame draw:style-name="gr23" draw:text-style-name="P8" draw:layer="layout" svg:width="0.853cm" svg:height="0.962cm" svg:x="16.927cm" svg:y="15.294cm">
          <draw:text-box>
            <text:p>7</text:p>
          </draw:text-box>
        </draw:frame>
        <draw:frame draw:style-name="gr23" draw:text-style-name="P8" draw:layer="layout" svg:width="0.853cm" svg:height="0.962cm" svg:x="13.208cm" svg:y="8.89cm">
          <draw:text-box>
            <text:p>8</text:p>
          </draw:text-box>
        </draw:frame>
        <draw:frame draw:style-name="gr23" draw:text-style-name="P8" draw:layer="layout" svg:width="0.853cm" svg:height="0.962cm" svg:x="11.085cm" svg:y="11.435cm">
          <draw:text-box>
            <text:p>9</text:p>
          </draw:text-box>
        </draw:frame>
        <draw:frame draw:style-name="gr24" draw:text-style-name="P8" draw:layer="layout" svg:width="1.205cm" svg:height="1.234cm" svg:x="8.722cm" svg:y="12.446cm">
          <draw:text-box>
            <text:p>10</text:p>
          </draw:text-box>
        </draw:frame>
        <draw:frame draw:style-name="gr23" draw:text-style-name="P8" draw:layer="layout" svg:width="1.205cm" svg:height="0.962cm" svg:x="8.626cm" svg:y="15.362cm">
          <draw:text-box>
            <text:p>11</text:p>
          </draw:text-box>
        </draw:frame>
        <draw:frame draw:style-name="gr23" draw:text-style-name="P8" draw:layer="layout" svg:width="1.205cm" svg:height="0.962cm" svg:x="5.588cm" svg:y="12.954cm">
          <draw:text-box>
            <text:p>12</text:p>
          </draw:text-box>
        </draw:frame>
        <draw:frame draw:style-name="gr23" draw:text-style-name="P8" draw:layer="layout" svg:width="1.205cm" svg:height="0.962cm" svg:x="4.254cm" svg:y="14.732cm">
          <draw:text-box>
            <text:p>13</text:p>
          </draw:text-box>
        </draw:frame>
        <draw:frame draw:style-name="gr23" draw:text-style-name="P8" draw:layer="layout" svg:width="1.205cm" svg:height="0.962cm" svg:x="2.351cm" svg:y="15.802cm">
          <draw:text-box>
            <text:p>14</text:p>
          </draw:text-box>
        </draw:frame>
        <draw:frame draw:style-name="gr23" draw:text-style-name="P8" draw:layer="layout" svg:width="1.205cm" svg:height="0.962cm" svg:x="4.255cm" svg:y="14.732cm">
          <draw:text-box>
            <text:p>13</text:p>
          </draw:text-box>
        </draw:frame>
        <draw:frame draw:style-name="gr23" draw:text-style-name="P8" draw:layer="layout" svg:width="1.205cm" svg:height="0.962cm" svg:x="1.778cm" svg:y="18.088cm">
          <draw:text-box>
            <text:p>15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25" draw:text-style-name="P7" xml:id="id52" draw:id="id52" draw:layer="layout" svg:width="2cm" svg:height="2cm" svg:x="0.762cm" svg:y="18.198cm">
          <text:p text:style-name="P1">1111</text:p>
          <text:p text:style-name="P1">1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7" xml:id="id51" draw:id="id51" draw:layer="layout" svg:width="2cm" svg:height="2cm" svg:x="0.762cm" svg:y="15.34cm">
          <text:p text:style-name="P1">1110</text:p>
          <text:p text:style-name="P1">1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7" xml:id="id50" draw:id="id50" draw:layer="layout" svg:width="2cm" svg:height="2cm" svg:x="3.671cm" svg:y="15.34cm">
          <text:p text:style-name="P1">1101</text:p>
          <text:p text:style-name="P1">1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42" draw:id="id42" draw:layer="layout" svg:width="2cm" svg:height="2cm" svg:x="2.244cm" svg:y="12.48cm">
          <text:p text:style-name="P1">1100</text:p>
          <text:p text:style-name="P1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43" draw:id="id43" draw:layer="layout" svg:width="2cm" svg:height="2cm" svg:x="6.548cm" svg:y="12.48cm">
          <text:p text:style-name="P1">1010</text:p>
          <text:p text:style-name="P1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7" xml:id="id49" draw:id="id49" draw:layer="layout" svg:width="2cm" svg:height="2cm" svg:x="6.548cm" svg:y="15.34cm">
          <text:p text:style-name="P1">1011</text:p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44" draw:id="id44" draw:layer="layout" svg:width="2cm" svg:height="2cm" svg:x="10.205cm" svg:y="12.48cm">
          <text:p text:style-name="P1">1001</text:p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37" draw:id="id37" draw:layer="layout" svg:width="2cm" svg:height="2cm" svg:x="6.535cm" svg:y="7.636cm">
          <text:p text:style-name="P1">1000</text:p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7" xml:id="id48" draw:id="id48" draw:layer="layout" svg:width="2cm" svg:height="2cm" svg:x="16.037cm" svg:y="15.24cm">
          <text:p text:style-name="P1">0111</text:p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46" draw:id="id46" draw:layer="layout" svg:width="2cm" svg:height="2cm" svg:x="19.946cm" svg:y="12.38cm">
          <text:p text:style-name="P1">0101</text:p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45" draw:id="id45" draw:layer="layout" svg:width="2cm" svg:height="2cm" svg:x="16.037cm" svg:y="12.38cm">
          <text:p text:style-name="P1">0110</text:p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47" draw:id="id47" draw:layer="layout" svg:width="2cm" svg:height="2cm" svg:x="22.86cm" svg:y="12.446cm">
          <text:p text:style-name="P1">0011</text:p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39" draw:id="id39" draw:layer="layout" svg:width="2cm" svg:height="2cm" svg:x="17.757cm" svg:y="7.636cm">
          <text:p text:style-name="P1">0100</text:p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40" draw:id="id40" draw:layer="layout" svg:width="2cm" svg:height="2cm" svg:x="22.848cm" svg:y="7.636cm">
          <text:p text:style-name="P1">0010</text:p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41" draw:id="id41" draw:layer="layout" svg:width="2cm" svg:height="2cm" svg:x="25.762cm" svg:y="7.636cm">
          <text:p text:style-name="P1">0001</text:p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38" draw:id="id38" draw:layer="layout" svg:width="2cm" svg:height="2cm" svg:x="20.066cm" svg:y="3.466cm">
          <text:p text:style-name="P1">0000</text:p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2" draw:layer="layout" draw:type="line" svg:x1="7.535cm" svg:y1="7.636cm" svg:x2="20.066cm" svg:y2="4.466cm" draw:start-shape="id37" draw:start-glue-point="4" draw:end-shape="id38" draw:end-glue-point="6" svg:d="M7535 7636l12531-3170" svg:viewBox="0 0 12532 3171">
          <text:p/>
        </draw:connector>
        <draw:connector draw:style-name="gr18" draw:text-style-name="P2" draw:layer="layout" draw:type="line" svg:x1="18.757cm" svg:y1="7.636cm" svg:x2="20.359cm" svg:y2="5.173cm" draw:start-shape="id39" draw:start-glue-point="4" draw:end-shape="id38" draw:end-glue-point="7" svg:d="M18757 7636l1602-2463" svg:viewBox="0 0 1603 2464">
          <text:p/>
        </draw:connector>
        <draw:connector draw:style-name="gr18" draw:text-style-name="P2" draw:layer="layout" draw:type="line" svg:x1="23.848cm" svg:y1="7.636cm" svg:x2="21.773cm" svg:y2="5.173cm" draw:start-shape="id40" draw:start-glue-point="4" draw:end-shape="id38" draw:end-glue-point="9" svg:d="M23848 7636l-2075-2463" svg:viewBox="0 0 2076 2464">
          <text:p/>
        </draw:connector>
        <draw:connector draw:style-name="gr18" draw:text-style-name="P2" draw:layer="layout" draw:type="line" svg:x1="26.762cm" svg:y1="7.636cm" svg:x2="22.066cm" svg:y2="4.466cm" draw:start-shape="id41" draw:start-glue-point="4" draw:end-shape="id38" draw:end-glue-point="10" svg:d="M26762 7636l-4696-3170" svg:viewBox="0 0 4697 3171">
          <text:p/>
        </draw:connector>
        <draw:connector draw:style-name="gr18" draw:text-style-name="P2" draw:layer="layout" draw:type="line" svg:x1="3.244cm" svg:y1="12.48cm" svg:x2="6.828cm" svg:y2="9.343cm" draw:start-shape="id42" draw:start-glue-point="4" draw:end-shape="id37" draw:end-glue-point="7" svg:d="M3244 12480l3584-3137" svg:viewBox="0 0 3585 3138">
          <text:p/>
        </draw:connector>
        <draw:connector draw:style-name="gr18" draw:text-style-name="P2" draw:layer="layout" draw:type="line" svg:x1="7.548cm" svg:y1="12.48cm" svg:x2="7.535cm" svg:y2="9.636cm" draw:start-shape="id43" draw:start-glue-point="4" draw:end-shape="id37" draw:end-glue-point="8" svg:d="M7548 12480l-13-2844" svg:viewBox="0 0 14 2845">
          <text:p/>
        </draw:connector>
        <draw:connector draw:style-name="gr18" draw:text-style-name="P2" draw:layer="layout" draw:type="line" svg:x1="11.205cm" svg:y1="12.48cm" svg:x2="8.242cm" svg:y2="9.343cm" draw:start-shape="id44" draw:start-glue-point="4" draw:end-shape="id37" draw:end-glue-point="9" svg:d="M11205 12480l-2963-3137" svg:viewBox="0 0 2964 3138">
          <text:p/>
        </draw:connector>
        <draw:connector draw:style-name="gr18" draw:text-style-name="P2" draw:layer="layout" draw:type="line" svg:x1="17.037cm" svg:y1="12.38cm" svg:x2="18.757cm" svg:y2="9.636cm" draw:start-shape="id45" draw:start-glue-point="4" draw:end-shape="id39" draw:end-glue-point="8" svg:d="M17037 12380l1720-2744" svg:viewBox="0 0 1721 2745">
          <text:p/>
        </draw:connector>
        <draw:connector draw:style-name="gr18" draw:text-style-name="P2" draw:layer="layout" draw:type="line" svg:x1="20.946cm" svg:y1="12.38cm" svg:x2="18.757cm" svg:y2="9.636cm" draw:start-shape="id46" draw:start-glue-point="4" draw:end-shape="id39" draw:end-glue-point="8" svg:d="M20946 12380l-2189-2744" svg:viewBox="0 0 2190 2745">
          <text:p/>
        </draw:connector>
        <draw:connector draw:style-name="gr18" draw:text-style-name="P2" draw:layer="layout" draw:type="line" svg:x1="23.86cm" svg:y1="12.446cm" svg:x2="23.848cm" svg:y2="9.636cm" draw:start-shape="id47" draw:start-glue-point="4" draw:end-shape="id40" draw:end-glue-point="8" svg:d="M23860 12446l-12-2810" svg:viewBox="0 0 13 2811">
          <text:p/>
        </draw:connector>
        <draw:connector draw:style-name="gr18" draw:text-style-name="P2" draw:layer="layout" draw:type="line" svg:x1="17.037cm" svg:y1="15.24cm" svg:x2="17.037cm" svg:y2="14.38cm" draw:start-shape="id48" draw:start-glue-point="4" draw:end-shape="id45" draw:end-glue-point="8" svg:d="M17037 15240v-860" svg:viewBox="0 0 1 861">
          <text:p/>
        </draw:connector>
        <draw:connector draw:style-name="gr18" draw:text-style-name="P2" draw:layer="layout" draw:type="line" svg:x1="7.548cm" svg:y1="15.34cm" svg:x2="7.548cm" svg:y2="14.48cm" draw:start-shape="id49" draw:start-glue-point="4" draw:end-shape="id43" draw:end-glue-point="8" svg:d="M7548 15340v-860" svg:viewBox="0 0 1 861">
          <text:p/>
        </draw:connector>
        <draw:connector draw:style-name="gr18" draw:text-style-name="P2" draw:layer="layout" draw:type="line" svg:x1="3.244cm" svg:y1="14.48cm" svg:x2="4.671cm" svg:y2="15.34cm" draw:start-shape="id42" draw:start-glue-point="8" draw:end-shape="id50" draw:end-glue-point="4" svg:d="M3244 14480l1427 860" svg:viewBox="0 0 1428 861">
          <text:p/>
        </draw:connector>
        <draw:connector draw:style-name="gr18" draw:text-style-name="P2" draw:layer="layout" draw:type="line" svg:x1="1.762cm" svg:y1="15.34cm" svg:x2="3.244cm" svg:y2="14.48cm" draw:start-shape="id51" draw:start-glue-point="4" draw:end-shape="id42" draw:end-glue-point="8" svg:d="M1762 15340l1482-860" svg:viewBox="0 0 1483 861">
          <text:p/>
        </draw:connector>
        <draw:connector draw:style-name="gr18" draw:text-style-name="P2" draw:layer="layout" draw:type="line" svg:x1="1.762cm" svg:y1="18.198cm" svg:x2="1.762cm" svg:y2="17.34cm" draw:start-shape="id52" draw:start-glue-point="4" draw:end-shape="id51" draw:end-glue-point="8" svg:d="M1762 18198v-858" svg:viewBox="0 0 1 859">
          <text:p/>
        </draw:connector>
        <draw:line draw:style-name="gr20" draw:text-style-name="P2" draw:layer="layout" svg:x1="24.384cm" svg:y1="9.744cm" svg:x2="24.384cm" svg:y2="12.192cm">
          <text:p/>
        </draw:line>
        <draw:line draw:style-name="gr20" draw:text-style-name="P2" draw:layer="layout" svg:x1="22.86cm" svg:y1="12.446cm" svg:x2="19.812cm" svg:y2="9.144cm">
          <text:p/>
        </draw:line>
        <draw:line draw:style-name="gr20" draw:text-style-name="P2" draw:layer="layout" svg:x1="16.037cm" svg:y1="15.519cm" svg:x2="8.89cm" svg:y2="8.636cm">
          <text:p/>
        </draw:line>
        <draw:line draw:style-name="gr20" draw:text-style-name="P2" draw:layer="layout" svg:x1="19.304cm" svg:y1="9.841cm" svg:x2="21.082cm" svg:y2="11.938cm">
          <text:p/>
        </draw:line>
        <draw:line draw:style-name="gr21" draw:text-style-name="P2" draw:layer="layout" svg:x1="19.812cm" svg:y1="13.462cm" svg:x2="18.288cm" svg:y2="13.462cm">
          <text:p/>
        </draw:line>
        <draw:line draw:style-name="gr20" draw:text-style-name="P2" draw:layer="layout" svg:x1="17.523cm" svg:y1="14.38cm" svg:x2="17.526cm" svg:y2="15.142cm">
          <text:p/>
        </draw:line>
        <draw:line draw:style-name="gr22" draw:text-style-name="P2" draw:layer="layout" svg:x1="7.874cm" svg:y1="14.58cm" svg:x2="7.874cm" svg:y2="15.25cm">
          <text:p/>
        </draw:line>
        <draw:line draw:style-name="gr22" draw:text-style-name="P2" draw:layer="layout" svg:x1="1.524cm" svg:y1="17.526cm" svg:x2="1.524cm" svg:y2="18.198cm">
          <text:p/>
        </draw:line>
        <draw:line draw:style-name="gr22" draw:text-style-name="P2" draw:layer="layout" svg:x1="3.556cm" svg:y1="16.256cm" svg:x2="2.794cm" svg:y2="16.256cm">
          <text:p/>
        </draw:line>
        <draw:line draw:style-name="gr20" draw:text-style-name="P2" draw:layer="layout" svg:x1="3.818cm" svg:y1="14.512cm" svg:x2="4.771cm" svg:y2="15.086cm">
          <text:p text:style-name="P1"/>
        </draw:line>
        <draw:line draw:style-name="gr20" draw:text-style-name="P2" draw:layer="layout" svg:x1="9.906cm" svg:y1="13.462cm" svg:x2="8.636cm" svg:y2="13.462cm">
          <text:p/>
        </draw:line>
        <draw:line draw:style-name="gr22" draw:text-style-name="P2" draw:layer="layout" svg:x1="6.802cm" svg:y1="15.494cm" svg:x2="4.244cm" svg:y2="13.97cm">
          <text:p/>
        </draw:line>
        <draw:line draw:style-name="gr20" draw:text-style-name="P2" draw:layer="layout" svg:x1="22.514cm" svg:y1="4.064cm" svg:x2="26.67cm" svg:y2="6.858cm">
          <text:p text:style-name="P1"><text:s text:c="2"/><text:s text:c="2"/><text:s text:c="2"/><text:s text:c="2"/><text:s text:c="2"/></text:p>
        </draw:line>
        <draw:line draw:style-name="gr20" draw:text-style-name="P2" draw:layer="layout" svg:x1="8.636cm" svg:y1="9.343cm" svg:x2="10.922cm" svg:y2="11.684cm">
          <text:p text:style-name="P1"/>
          <text:p text:style-name="P1"/>
        </draw:line>
        <draw:line draw:style-name="gr27" draw:text-style-name="P2" draw:layer="layout" svg:x1="25.6cm" svg:y1="8.636cm" svg:x2="24.946cm" svg:y2="8.636cm">
          <text:p text:style-name="P1"/>
        </draw:lin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5" draw:text-style-name="P7" xml:id="id68" draw:id="id68" draw:layer="layout" svg:width="2cm" svg:height="2cm" svg:x="0.762cm" svg:y="18.198cm">
          <text:p text:style-name="P1">1111</text:p>
          <text:p text:style-name="P1">1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7" xml:id="id67" draw:id="id67" draw:layer="layout" svg:width="2cm" svg:height="2cm" svg:x="0.762cm" svg:y="15.34cm">
          <text:p text:style-name="P1">1110</text:p>
          <text:p text:style-name="P1">1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7" xml:id="id66" draw:id="id66" draw:layer="layout" svg:width="2cm" svg:height="2cm" svg:x="3.671cm" svg:y="15.34cm">
          <text:p text:style-name="P1">1101</text:p>
          <text:p text:style-name="P1">1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9" xml:id="id58" draw:id="id58" draw:layer="layout" svg:width="2cm" svg:height="2cm" svg:x="2.244cm" svg:y="12.48cm">
          <text:p text:style-name="P1">1100</text:p>
          <text:p text:style-name="P1">1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59" draw:id="id59" draw:layer="layout" svg:width="2cm" svg:height="2cm" svg:x="6.548cm" svg:y="12.48cm">
          <text:p text:style-name="P1">1010</text:p>
          <text:p text:style-name="P1">1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7" xml:id="id65" draw:id="id65" draw:layer="layout" svg:width="2cm" svg:height="2cm" svg:x="6.548cm" svg:y="15.34cm">
          <text:p text:style-name="P1">1011</text:p>
          <text:p text:style-name="P1">1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60" draw:id="id60" draw:layer="layout" svg:width="2cm" svg:height="2cm" svg:x="10.205cm" svg:y="12.48cm">
          <text:p text:style-name="P1">1001</text:p>
          <text:p text:style-name="P1">9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53" draw:id="id53" draw:layer="layout" svg:width="2cm" svg:height="2cm" svg:x="6.535cm" svg:y="7.636cm">
          <text:p text:style-name="P1">1000</text:p>
          <text:p text:style-name="P1">8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7" xml:id="id64" draw:id="id64" draw:layer="layout" svg:width="2cm" svg:height="2cm" svg:x="16.037cm" svg:y="15.24cm">
          <text:p text:style-name="P1">0111</text:p>
          <text:p text:style-name="P1">7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62" draw:id="id62" draw:layer="layout" svg:width="2cm" svg:height="2cm" svg:x="19.946cm" svg:y="12.38cm">
          <text:p text:style-name="P1">0101</text:p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9" xml:id="id61" draw:id="id61" draw:layer="layout" svg:width="2cm" svg:height="2cm" svg:x="16.037cm" svg:y="12.38cm">
          <text:p text:style-name="P1">0110</text:p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63" draw:id="id63" draw:layer="layout" svg:width="2cm" svg:height="2cm" svg:x="22.86cm" svg:y="12.446cm">
          <text:p text:style-name="P1">0011</text:p>
          <text:p text:style-name="P1">3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0" xml:id="id55" draw:id="id55" draw:layer="layout" svg:width="2cm" svg:height="2cm" svg:x="17.757cm" svg:y="7.636cm">
          <text:p text:style-name="P1">0100</text:p>
          <text:p text:style-name="P1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56" draw:id="id56" draw:layer="layout" svg:width="2cm" svg:height="2cm" svg:x="22.848cm" svg:y="7.636cm">
          <text:p text:style-name="P1">0010</text:p>
          <text:p text:style-name="P1">2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57" draw:id="id57" draw:layer="layout" svg:width="2cm" svg:height="2cm" svg:x="25.762cm" svg:y="7.636cm">
          <text:p text:style-name="P1">0001</text:p>
          <text:p text:style-name="P1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" xml:id="id54" draw:id="id54" draw:layer="layout" svg:width="2cm" svg:height="2cm" svg:x="20.066cm" svg:y="3.466cm">
          <text:p text:style-name="P1">0000</text:p>
          <text:p text:style-name="P1">0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2" draw:layer="layout" draw:type="line" svg:x1="7.535cm" svg:y1="7.636cm" svg:x2="20.066cm" svg:y2="4.466cm" draw:start-shape="id53" draw:start-glue-point="4" draw:end-shape="id54" draw:end-glue-point="6" svg:d="M7535 7636l12531-3170" svg:viewBox="0 0 12532 3171">
          <text:p/>
        </draw:connector>
        <draw:connector draw:style-name="gr18" draw:text-style-name="P2" draw:layer="layout" draw:type="line" svg:x1="18.757cm" svg:y1="7.636cm" svg:x2="20.359cm" svg:y2="5.173cm" draw:start-shape="id55" draw:start-glue-point="4" draw:end-shape="id54" draw:end-glue-point="7" svg:d="M18757 7636l1602-2463" svg:viewBox="0 0 1603 2464">
          <text:p/>
        </draw:connector>
        <draw:connector draw:style-name="gr18" draw:text-style-name="P2" draw:layer="layout" draw:type="line" svg:x1="23.848cm" svg:y1="7.636cm" svg:x2="21.773cm" svg:y2="5.173cm" draw:start-shape="id56" draw:start-glue-point="4" draw:end-shape="id54" draw:end-glue-point="9" svg:d="M23848 7636l-2075-2463" svg:viewBox="0 0 2076 2464">
          <text:p/>
        </draw:connector>
        <draw:connector draw:style-name="gr18" draw:text-style-name="P2" draw:layer="layout" draw:type="line" svg:x1="26.762cm" svg:y1="7.636cm" svg:x2="22.066cm" svg:y2="4.466cm" draw:start-shape="id57" draw:start-glue-point="4" draw:end-shape="id54" draw:end-glue-point="10" svg:d="M26762 7636l-4696-3170" svg:viewBox="0 0 4697 3171">
          <text:p/>
        </draw:connector>
        <draw:connector draw:style-name="gr18" draw:text-style-name="P2" draw:layer="layout" draw:type="line" svg:x1="3.244cm" svg:y1="12.48cm" svg:x2="6.828cm" svg:y2="9.343cm" draw:start-shape="id58" draw:start-glue-point="4" draw:end-shape="id53" draw:end-glue-point="7" svg:d="M3244 12480l3584-3137" svg:viewBox="0 0 3585 3138">
          <text:p/>
        </draw:connector>
        <draw:connector draw:style-name="gr18" draw:text-style-name="P2" draw:layer="layout" draw:type="line" svg:x1="7.548cm" svg:y1="12.48cm" svg:x2="7.535cm" svg:y2="9.636cm" draw:start-shape="id59" draw:start-glue-point="4" draw:end-shape="id53" draw:end-glue-point="8" svg:d="M7548 12480l-13-2844" svg:viewBox="0 0 14 2845">
          <text:p/>
        </draw:connector>
        <draw:connector draw:style-name="gr18" draw:text-style-name="P2" draw:layer="layout" draw:type="line" svg:x1="11.205cm" svg:y1="12.48cm" svg:x2="8.242cm" svg:y2="9.343cm" draw:start-shape="id60" draw:start-glue-point="4" draw:end-shape="id53" draw:end-glue-point="9" svg:d="M11205 12480l-2963-3137" svg:viewBox="0 0 2964 3138">
          <text:p/>
        </draw:connector>
        <draw:connector draw:style-name="gr18" draw:text-style-name="P2" draw:layer="layout" draw:type="line" svg:x1="17.037cm" svg:y1="12.38cm" svg:x2="18.757cm" svg:y2="9.636cm" draw:start-shape="id61" draw:start-glue-point="4" draw:end-shape="id55" draw:end-glue-point="8" svg:d="M17037 12380l1720-2744" svg:viewBox="0 0 1721 2745">
          <text:p/>
        </draw:connector>
        <draw:connector draw:style-name="gr18" draw:text-style-name="P2" draw:layer="layout" draw:type="line" svg:x1="20.946cm" svg:y1="12.38cm" svg:x2="18.757cm" svg:y2="9.636cm" draw:start-shape="id62" draw:start-glue-point="4" draw:end-shape="id55" draw:end-glue-point="8" svg:d="M20946 12380l-2189-2744" svg:viewBox="0 0 2190 2745">
          <text:p/>
        </draw:connector>
        <draw:connector draw:style-name="gr18" draw:text-style-name="P2" draw:layer="layout" draw:type="line" svg:x1="23.86cm" svg:y1="12.446cm" svg:x2="23.848cm" svg:y2="9.636cm" draw:start-shape="id63" draw:start-glue-point="4" draw:end-shape="id56" draw:end-glue-point="8" svg:d="M23860 12446l-12-2810" svg:viewBox="0 0 13 2811">
          <text:p/>
        </draw:connector>
        <draw:connector draw:style-name="gr18" draw:text-style-name="P2" draw:layer="layout" draw:type="line" svg:x1="17.037cm" svg:y1="15.24cm" svg:x2="17.037cm" svg:y2="14.38cm" draw:start-shape="id64" draw:start-glue-point="4" draw:end-shape="id61" draw:end-glue-point="8" svg:d="M17037 15240v-860" svg:viewBox="0 0 1 861">
          <text:p/>
        </draw:connector>
        <draw:connector draw:style-name="gr18" draw:text-style-name="P2" draw:layer="layout" draw:type="line" svg:x1="7.548cm" svg:y1="15.34cm" svg:x2="7.548cm" svg:y2="14.48cm" draw:start-shape="id65" draw:start-glue-point="4" draw:end-shape="id59" draw:end-glue-point="8" svg:d="M7548 15340v-860" svg:viewBox="0 0 1 861">
          <text:p/>
        </draw:connector>
        <draw:connector draw:style-name="gr18" draw:text-style-name="P2" draw:layer="layout" draw:type="line" svg:x1="3.244cm" svg:y1="14.48cm" svg:x2="4.671cm" svg:y2="15.34cm" draw:start-shape="id58" draw:start-glue-point="8" draw:end-shape="id66" draw:end-glue-point="4" svg:d="M3244 14480l1427 860" svg:viewBox="0 0 1428 861">
          <text:p/>
        </draw:connector>
        <draw:connector draw:style-name="gr18" draw:text-style-name="P2" draw:layer="layout" draw:type="line" svg:x1="1.762cm" svg:y1="15.34cm" svg:x2="3.244cm" svg:y2="14.48cm" draw:start-shape="id67" draw:start-glue-point="4" draw:end-shape="id58" draw:end-glue-point="8" svg:d="M1762 15340l1482-860" svg:viewBox="0 0 1483 861">
          <text:p/>
        </draw:connector>
        <draw:connector draw:style-name="gr18" draw:text-style-name="P2" draw:layer="layout" draw:type="line" svg:x1="1.762cm" svg:y1="18.198cm" svg:x2="1.762cm" svg:y2="17.34cm" draw:start-shape="id68" draw:start-glue-point="4" draw:end-shape="id67" draw:end-glue-point="8" svg:d="M1762 18198v-858" svg:viewBox="0 0 1 859">
          <text:p/>
        </draw:connector>
        <draw:line draw:style-name="gr20" draw:text-style-name="P2" draw:layer="layout" svg:x1="24.384cm" svg:y1="9.744cm" svg:x2="24.384cm" svg:y2="12.192cm">
          <text:p/>
        </draw:line>
        <draw:line draw:style-name="gr20" draw:text-style-name="P2" draw:layer="layout" svg:x1="22.86cm" svg:y1="12.446cm" svg:x2="19.812cm" svg:y2="9.144cm">
          <text:p/>
        </draw:line>
        <draw:line draw:style-name="gr20" draw:text-style-name="P2" draw:layer="layout" svg:x1="15.748cm" svg:y1="12.7cm" svg:x2="8.89cm" svg:y2="8.636cm">
          <text:p/>
        </draw:line>
        <draw:line draw:style-name="gr22" draw:text-style-name="P2" draw:layer="layout" svg:x1="7.874cm" svg:y1="14.58cm" svg:x2="7.874cm" svg:y2="15.25cm">
          <text:p/>
        </draw:line>
        <draw:line draw:style-name="gr20" draw:text-style-name="P2" draw:layer="layout" svg:x1="9.906cm" svg:y1="13.462cm" svg:x2="8.636cm" svg:y2="13.462cm">
          <text:p/>
        </draw:line>
        <draw:line draw:style-name="gr22" draw:text-style-name="P2" draw:layer="layout" svg:x1="6.802cm" svg:y1="15.494cm" svg:x2="4.244cm" svg:y2="13.97cm">
          <text:p/>
        </draw:line>
        <draw:line draw:style-name="gr20" draw:text-style-name="P2" draw:layer="layout" svg:x1="22.514cm" svg:y1="4.064cm" svg:x2="26.67cm" svg:y2="6.858cm">
          <text:p text:style-name="P1"><text:s text:c="2"/><text:s text:c="2"/><text:s text:c="2"/><text:s text:c="2"/><text:s text:c="2"/></text:p>
        </draw:line>
        <draw:line draw:style-name="gr20" draw:text-style-name="P2" draw:layer="layout" svg:x1="8.636cm" svg:y1="9.343cm" svg:x2="10.922cm" svg:y2="11.684cm">
          <text:p text:style-name="P1"/>
          <text:p text:style-name="P1"/>
        </draw:line>
        <draw:line draw:style-name="gr27" draw:text-style-name="P2" draw:layer="layout" svg:x1="25.6cm" svg:y1="8.636cm" svg:x2="24.946cm" svg:y2="8.636cm">
          <text:p/>
        </draw:line>
        <draw:line draw:style-name="gr20" draw:text-style-name="P2" draw:layer="layout" svg:x1="19.304cm" svg:y1="9.636cm" svg:x2="21.336cm" svg:y2="12.192cm">
          <text:p/>
        </draw:line>
        <draw:line draw:style-name="gr20" draw:text-style-name="P2" draw:layer="layout" svg:x1="19.558cm" svg:y1="13.462cm" svg:x2="18.288cm" svg:y2="13.462cm">
          <text:p/>
        </draw:lin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30" draw:text-style-name="P11" xml:id="id83" draw:id="id83" draw:layer="layout" svg:width="1.273cm" svg:height="1.43cm" svg:x="0.462cm" svg:y="19.198cm">
          <text:p text:style-name="P1">15</text:p>
          <text:p text:style-name="P1">(1111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1" xml:id="id82" draw:id="id82" draw:layer="layout" svg:width="1.273cm" svg:height="1.429cm" svg:x="0.462cm" svg:y="16.34cm">
          <text:p text:style-name="P1">14</text:p>
          <text:p text:style-name="P1">(1110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2" draw:text-style-name="P11" xml:id="id81" draw:id="id81" draw:layer="layout" svg:width="1.274cm" svg:height="1.429cm" svg:x="3.771cm" svg:y="16.34cm">
          <text:p text:style-name="P1">13</text:p>
          <text:p text:style-name="P1">(1101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" xml:id="id73" draw:id="id73" draw:layer="layout" svg:width="1.273cm" svg:height="1.43cm" svg:x="2.244cm" svg:y="13.48cm">
          <text:p text:style-name="P1">12</text:p>
          <text:p text:style-name="P1">(1100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" xml:id="id74" draw:id="id74" draw:layer="layout" svg:width="1.273cm" svg:height="1.43cm" svg:x="7.335cm" svg:y="13.48cm">
          <text:p text:style-name="P1">10</text:p>
          <text:p text:style-name="P1">(1010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1" xml:id="id80" draw:id="id80" draw:layer="layout" svg:width="1.273cm" svg:height="1.429cm" svg:x="7.335cm" svg:y="16.34cm">
          <text:p text:style-name="P1">11</text:p>
          <text:p text:style-name="P1">(1011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4" draw:text-style-name="P2" xml:id="id75" draw:id="id75" draw:layer="layout" svg:width="1.271cm" svg:height="1.43cm" svg:x="12.174cm" svg:y="13.48cm">
          <text:p text:style-name="P1">9</text:p>
          <text:p text:style-name="P1">(1001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2" xml:id="id69" draw:id="id69" draw:layer="layout" svg:width="1.273cm" svg:height="1.429cm" svg:x="7.335cm" svg:y="10.336cm">
          <text:p text:style-name="P1">8</text:p>
          <text:p text:style-name="P1">(1000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11" xml:id="id79" draw:id="id79" draw:layer="layout" svg:width="1.273cm" svg:height="1.429cm" svg:x="15.737cm" svg:y="16.34cm">
          <text:p text:style-name="P1">7</text:p>
          <text:p text:style-name="P1">(0111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6" draw:text-style-name="P2" xml:id="id77" draw:id="id77" draw:layer="layout" svg:width="1.274cm" svg:height="1.43cm" svg:x="19.046cm" svg:y="13.48cm">
          <text:p text:style-name="P1">5</text:p>
          <text:p text:style-name="P1">(0101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" xml:id="id76" draw:id="id76" draw:layer="layout" svg:width="1.273cm" svg:height="1.43cm" svg:x="15.737cm" svg:y="13.48cm">
          <text:p text:style-name="P1">6</text:p>
          <text:p text:style-name="P1">(0110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" xml:id="id78" draw:id="id78" draw:layer="layout" svg:width="1.273cm" svg:height="1.43cm" svg:x="22.61cm" svg:y="13.48cm">
          <text:p text:style-name="P1">3</text:p>
          <text:p text:style-name="P1">(0011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2" xml:id="id70" draw:id="id70" draw:layer="layout" svg:width="1.273cm" svg:height="1.429cm" svg:x="17.457cm" svg:y="10.336cm">
          <text:p text:style-name="P1">4</text:p>
          <text:p text:style-name="P1">(0100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2" xml:id="id71" draw:id="id71" draw:layer="layout" svg:width="1.273cm" svg:height="1.429cm" svg:x="22.548cm" svg:y="10.336cm">
          <text:p text:style-name="P1">2</text:p>
          <text:p text:style-name="P1">(0010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5" draw:text-style-name="P2" xml:id="id72" draw:id="id72" draw:layer="layout" svg:width="1.273cm" svg:height="1.429cm" svg:x="26.367cm" svg:y="10.336cm">
          <text:p text:style-name="P1">1</text:p>
          <text:p text:style-name="P1">(0001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3" draw:text-style-name="P2" draw:layer="layout" svg:width="1.273cm" svg:height="1.43cm" svg:x="19.629cm" svg:y="5.134cm">
          <text:p text:style-name="P1">0</text:p>
          <text:p text:style-name="P1">(0000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37" draw:text-style-name="P2" draw:layer="layout" draw:type="line" svg:x1="7.972cm" svg:y1="10.336cm" svg:x2="18.892cm" svg:y2="6.313cm" draw:start-shape="id69" draw:start-glue-point="4" svg:d="M7972 10336l10920-4023" svg:viewBox="0 0 10921 4024">
          <text:p/>
        </draw:connector>
        <draw:connector draw:style-name="gr37" draw:text-style-name="P2" draw:layer="layout" draw:type="line" svg:x1="18.094cm" svg:y1="10.336cm" svg:x2="19.666cm" svg:y2="6.7cm" draw:start-shape="id70" draw:start-glue-point="4" svg:d="M18094 10336l1572-3636" svg:viewBox="0 0 1573 3637">
          <text:p/>
        </draw:connector>
        <draw:connector draw:style-name="gr37" draw:text-style-name="P2" draw:layer="layout" draw:type="line" svg:x1="23.185cm" svg:y1="10.336cm" svg:x2="20.948cm" svg:y2="6.802cm" draw:start-shape="id71" draw:start-glue-point="4" svg:d="M23185 10336l-2237-3534" svg:viewBox="0 0 2238 3535">
          <text:p/>
        </draw:connector>
        <draw:connector draw:style-name="gr37" draw:text-style-name="P2" draw:layer="layout" draw:type="line" svg:x1="27.004cm" svg:y1="10.336cm" svg:x2="21.477cm" svg:y2="6.313cm" draw:start-shape="id72" draw:start-glue-point="4" svg:d="M27004 10336l-5527-4023" svg:viewBox="0 0 5528 4024">
          <text:p/>
        </draw:connector>
        <draw:connector draw:style-name="gr37" draw:text-style-name="P2" draw:layer="layout" draw:type="line" svg:x1="2.881cm" svg:y1="13.48cm" svg:x2="6.823cm" svg:y2="11.869cm" draw:start-shape="id73" draw:start-glue-point="4" svg:d="M2881 13480l3942-1611" svg:viewBox="0 0 3943 1612">
          <text:p/>
        </draw:connector>
        <draw:connector draw:style-name="gr37" draw:text-style-name="P2" draw:layer="layout" draw:type="line" svg:x1="7.972cm" svg:y1="13.48cm" svg:x2="7.972cm" svg:y2="11.765cm" draw:start-shape="id74" draw:start-glue-point="4" draw:end-shape="id69" draw:end-glue-point="8" svg:d="M7972 13480v-1715" svg:viewBox="0 0 1 1716">
          <text:p/>
        </draw:connector>
        <draw:connector draw:style-name="gr37" draw:text-style-name="P2" draw:layer="layout" draw:type="line" svg:x1="12.81cm" svg:y1="13.48cm" svg:x2="8.96cm" svg:y2="11.829cm" draw:start-shape="id75" draw:start-glue-point="4" svg:d="M12810 13480l-3850-1651" svg:viewBox="0 0 3851 1652">
          <text:p/>
        </draw:connector>
        <draw:connector draw:style-name="gr37" draw:text-style-name="P2" draw:layer="layout" draw:type="line" svg:x1="16.374cm" svg:y1="13.48cm" svg:x2="17.427cm" svg:y2="11.971cm" draw:start-shape="id76" draw:start-glue-point="4" svg:d="M16374 13480l1053-1509" svg:viewBox="0 0 1054 1510">
          <text:p/>
        </draw:connector>
        <draw:connector draw:style-name="gr37" draw:text-style-name="P2" draw:layer="layout" draw:type="line" svg:x1="19.683cm" svg:y1="13.48cm" svg:x2="18.831cm" svg:y2="11.971cm" draw:start-shape="id77" draw:start-glue-point="4" svg:d="M19683 13480l-852-1509" svg:viewBox="0 0 853 1510">
          <text:p/>
        </draw:connector>
        <draw:connector draw:style-name="gr37" draw:text-style-name="P2" draw:layer="layout" draw:type="line" svg:x1="23.247cm" svg:y1="13.48cm" svg:x2="23.185cm" svg:y2="11.765cm" draw:start-shape="id78" draw:start-glue-point="4" draw:end-shape="id71" draw:end-glue-point="8" svg:d="M23247 13480l-62-1715" svg:viewBox="0 0 63 1716">
          <text:p/>
        </draw:connector>
        <draw:connector draw:style-name="gr37" draw:text-style-name="P2" draw:layer="layout" draw:type="line" svg:x1="16.374cm" svg:y1="16.34cm" svg:x2="16.374cm" svg:y2="14.91cm" draw:start-shape="id79" draw:start-glue-point="4" draw:end-shape="id76" draw:end-glue-point="8" svg:d="M16374 16340v-1430" svg:viewBox="0 0 1 1431">
          <text:p/>
        </draw:connector>
        <draw:connector draw:style-name="gr37" draw:text-style-name="P2" draw:layer="layout" draw:type="line" svg:x1="7.972cm" svg:y1="16.34cm" svg:x2="7.972cm" svg:y2="14.91cm" draw:start-shape="id80" draw:start-glue-point="4" draw:end-shape="id74" draw:end-glue-point="8" svg:d="M7972 16340v-1430" svg:viewBox="0 0 1 1431">
          <text:p/>
        </draw:connector>
        <draw:connector draw:style-name="gr37" draw:text-style-name="P2" draw:layer="layout" draw:type="line" svg:x1="2.881cm" svg:y1="14.91cm" svg:x2="4.408cm" svg:y2="16.34cm" draw:start-shape="id73" draw:start-glue-point="8" draw:end-shape="id81" draw:end-glue-point="4" svg:d="M2881 14910l1527 1430" svg:viewBox="0 0 1528 1431">
          <text:p/>
        </draw:connector>
        <draw:connector draw:style-name="gr37" draw:text-style-name="P2" draw:layer="layout" draw:type="line" svg:x1="1.099cm" svg:y1="16.34cm" svg:x2="2.881cm" svg:y2="14.91cm" draw:start-shape="id82" draw:start-glue-point="4" draw:end-shape="id73" draw:end-glue-point="8" svg:d="M1099 16340l1782-1430" svg:viewBox="0 0 1783 1431">
          <text:p/>
        </draw:connector>
        <draw:connector draw:style-name="gr37" draw:text-style-name="P2" draw:layer="layout" draw:type="line" svg:x1="1.099cm" svg:y1="19.198cm" svg:x2="1.099cm" svg:y2="17.769cm" draw:start-shape="id83" draw:start-glue-point="4" draw:end-shape="id82" draw:end-glue-point="8" svg:d="M1099 19198v-1429" svg:viewBox="0 0 1 1430">
          <text:p/>
        </draw:connector>
        <draw:frame draw:style-name="gr23" draw:text-style-name="P8" draw:layer="layout" svg:width="1.226cm" svg:height="0.962cm" svg:x="23.366cm" svg:y="7.22cm">
          <draw:text-box>
            <text:p>+1</text:p>
          </draw:text-box>
        </draw:frame>
        <draw:frame draw:style-name="gr23" draw:text-style-name="P8" draw:layer="layout" svg:width="1.226cm" svg:height="0.962cm" svg:x="21.798cm" svg:y="7.674cm">
          <draw:text-box>
            <text:p>+2</text:p>
          </draw:text-box>
        </draw:frame>
        <draw:frame draw:style-name="gr23" draw:text-style-name="P8" draw:layer="layout" svg:width="1.226cm" svg:height="0.962cm" svg:x="23.068cm" svg:y="12.046cm">
          <draw:text-box>
            <text:p>+1</text:p>
          </draw:text-box>
        </draw:frame>
        <draw:frame draw:style-name="gr23" draw:text-style-name="P8" draw:layer="layout" svg:width="1.226cm" svg:height="0.962cm" svg:x="17.734cm" svg:y="7.674cm">
          <draw:text-box>
            <text:p>+4</text:p>
          </draw:text-box>
        </draw:frame>
        <draw:frame draw:style-name="gr23" draw:text-style-name="P8" draw:layer="layout" svg:width="1.226cm" svg:height="0.962cm" svg:x="19.167cm" svg:y="11.792cm">
          <draw:text-box>
            <text:p>+1</text:p>
          </draw:text-box>
        </draw:frame>
        <draw:frame draw:style-name="gr23" draw:text-style-name="P8" draw:layer="layout" svg:width="1.226cm" svg:height="0.962cm" svg:x="15.746cm" svg:y="11.792cm">
          <draw:text-box>
            <text:p>+2</text:p>
          </draw:text-box>
        </draw:frame>
        <draw:frame draw:style-name="gr23" draw:text-style-name="P8" draw:layer="layout" svg:width="1.226cm" svg:height="0.962cm" svg:x="16.21cm" svg:y="14.91cm">
          <draw:text-box>
            <text:p>+1</text:p>
          </draw:text-box>
        </draw:frame>
        <draw:frame draw:style-name="gr23" draw:text-style-name="P8" draw:layer="layout" svg:width="1.226cm" svg:height="0.962cm" svg:x="12.654cm" svg:y="7.42cm">
          <draw:text-box>
            <text:p>+8</text:p>
          </draw:text-box>
        </draw:frame>
        <draw:frame draw:style-name="gr38" draw:text-style-name="P8" draw:layer="layout" svg:width="1.226cm" svg:height="0.962cm" svg:x="10.785cm" svg:y="11.738cm">
          <draw:text-box>
            <text:p>+1</text:p>
          </draw:text-box>
        </draw:frame>
        <draw:frame draw:style-name="gr39" draw:text-style-name="P8" draw:layer="layout" svg:width="1.438cm" svg:height="1.419cm" svg:x="7.972cm" svg:y="11.992cm">
          <draw:text-box>
            <text:p>+2</text:p>
          </draw:text-box>
        </draw:frame>
        <draw:frame draw:style-name="gr40" draw:text-style-name="P8" draw:layer="layout" svg:width="1.226cm" svg:height="0.962cm" svg:x="7.972cm" svg:y="15.04cm">
          <draw:text-box>
            <text:p>+1</text:p>
          </draw:text-box>
        </draw:frame>
        <draw:frame draw:style-name="gr23" draw:text-style-name="P8" draw:layer="layout" svg:width="1.226cm" svg:height="0.962cm" svg:x="4.316cm" svg:y="11.738cm">
          <draw:text-box>
            <text:p>+4</text:p>
          </draw:text-box>
        </draw:frame>
        <draw:frame draw:style-name="gr23" draw:text-style-name="P8" draw:layer="layout" svg:width="1.226cm" svg:height="0.962cm" svg:x="3.51cm" svg:y="14.91cm">
          <draw:text-box>
            <text:p>+1</text:p>
          </draw:text-box>
        </draw:frame>
        <draw:frame draw:style-name="gr41" draw:text-style-name="P8" draw:layer="layout" svg:width="1.226cm" svg:height="1.016cm" svg:x="1.014cm" svg:y="14.786cm">
          <draw:text-box>
            <text:p>+2</text:p>
          </draw:text-box>
        </draw:frame>
        <draw:frame draw:style-name="gr23" draw:text-style-name="P8" draw:layer="layout" svg:width="1.226cm" svg:height="0.962cm" svg:x="-0.127cm" svg:y="18.088cm">
          <draw:text-box>
            <text:p>+1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42" draw:text-style-name="P13" xml:id="id90" draw:id="id90" draw:layer="layout" svg:width="2.565cm" svg:height="2.329cm" svg:x="0.762cm" svg:y="18.499cm">
          <text:p text:style-name="P12">ABC</text:p>
          <text:p text:style-name="P12">111</text:p>
          <text:p text:style-name="P12">(7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3" xml:id="id89" draw:id="id89" draw:layer="layout" svg:width="2.565cm" svg:height="2.327cm" svg:x="0.762cm" svg:y="13.844cm">
          <text:p text:style-name="P12">AB</text:p>
          <text:p text:style-name="P12">110</text:p>
          <text:p text:style-name="P12">(6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3" xml:id="id88" draw:id="id88" draw:layer="layout" svg:width="2.567cm" svg:height="2.327cm" svg:x="7.43cm" svg:y="13.844cm">
          <text:p text:style-name="P12">AC</text:p>
          <text:p text:style-name="P12">101</text:p>
          <text:p text:style-name="P12">(5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2" xml:id="id84" draw:id="id84" draw:layer="layout" svg:width="2.565cm" svg:height="2.329cm" svg:x="4.353cm" svg:y="9.185cm">
          <text:p text:style-name="P12">A</text:p>
          <text:p text:style-name="P12">100</text:p>
          <text:p text:style-name="P12">(4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3" draw:text-style-name="P12" xml:id="id86" draw:id="id86" draw:layer="layout" svg:width="2.565cm" svg:height="2.329cm" svg:x="14.612cm" svg:y="9.185cm">
          <text:p text:style-name="P12">B</text:p>
          <text:p text:style-name="P12">010</text:p>
          <text:p text:style-name="P12">(2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2" draw:text-style-name="P13" xml:id="id91" draw:id="id91" draw:layer="layout" svg:width="2.565cm" svg:height="2.327cm" svg:x="14.612cm" svg:y="13.844cm">
          <text:p text:style-name="P12">BC</text:p>
          <text:p text:style-name="P12">011</text:p>
          <text:p text:style-name="P12">(3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4" draw:text-style-name="P12" xml:id="id87" draw:id="id87" draw:layer="layout" svg:width="2.561cm" svg:height="2.329cm" svg:x="24.363cm" svg:y="9.185cm">
          <text:p text:style-name="P12">C</text:p>
          <text:p text:style-name="P12">001</text:p>
          <text:p text:style-name="P12">(1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5" draw:text-style-name="P12" xml:id="id85" draw:id="id85" draw:layer="layout" svg:width="2.565cm" svg:height="2.328cm" svg:x="14.612cm" svg:y="4.064cm">
          <text:p text:style-name="P12"/>
          <text:p text:style-name="P12">000</text:p>
          <text:p text:style-name="P12">(0)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6" draw:text-style-name="P2" draw:layer="layout" draw:type="line" svg:x1="5.636cm" svg:y1="9.185cm" svg:x2="14.987cm" svg:y2="6.051cm" draw:start-shape="id84" draw:start-glue-point="4" draw:end-shape="id85" draw:end-glue-point="7" svg:d="M5636 9185l9351-3134" svg:viewBox="0 0 9352 3135">
          <text:p/>
        </draw:connector>
        <draw:connector draw:style-name="gr46" draw:text-style-name="P2" draw:layer="layout" draw:type="line" svg:x1="15.895cm" svg:y1="9.185cm" svg:x2="15.895cm" svg:y2="6.392cm" draw:start-shape="id86" draw:start-glue-point="4" draw:end-shape="id85" draw:end-glue-point="8" svg:d="M15895 9185v-2793" svg:viewBox="0 0 1 2794">
          <text:p/>
        </draw:connector>
        <draw:connector draw:style-name="gr46" draw:text-style-name="P2" draw:layer="layout" draw:type="line" svg:x1="25.644cm" svg:y1="9.185cm" svg:x2="16.802cm" svg:y2="6.051cm" draw:start-shape="id87" draw:start-glue-point="4" draw:end-shape="id85" draw:end-glue-point="9" svg:d="M25644 9185l-8842-3134" svg:viewBox="0 0 8843 3135">
          <text:p/>
        </draw:connector>
        <draw:connector draw:style-name="gr46" draw:text-style-name="P2" draw:layer="layout" draw:type="line" svg:x1="5.636cm" svg:y1="11.514cm" svg:x2="8.714cm" svg:y2="13.844cm" draw:start-shape="id84" draw:start-glue-point="8" draw:end-shape="id88" draw:end-glue-point="4" svg:d="M5636 11514l3078 2330" svg:viewBox="0 0 3079 2331">
          <text:p/>
        </draw:connector>
        <draw:connector draw:style-name="gr46" draw:text-style-name="P2" draw:layer="layout" draw:type="line" svg:x1="2.045cm" svg:y1="13.844cm" svg:x2="5.636cm" svg:y2="11.514cm" draw:start-shape="id89" draw:start-glue-point="4" draw:end-shape="id84" draw:end-glue-point="8" svg:d="M2045 13844l3591-2330" svg:viewBox="0 0 3592 2331">
          <text:p/>
        </draw:connector>
        <draw:connector draw:style-name="gr46" draw:text-style-name="P2" draw:layer="layout" draw:type="line" svg:x1="2.045cm" svg:y1="18.499cm" svg:x2="2.045cm" svg:y2="16.171cm" draw:start-shape="id90" draw:start-glue-point="4" draw:end-shape="id89" draw:end-glue-point="8" svg:d="M2045 18499v-2328" svg:viewBox="0 0 1 2329">
          <text:p/>
        </draw:connector>
        <draw:connector draw:style-name="gr46" draw:text-style-name="P2" draw:layer="layout" draw:type="line" svg:x1="15.895cm" svg:y1="11.514cm" svg:x2="15.895cm" svg:y2="13.844cm" draw:start-shape="id86" draw:start-glue-point="8" draw:end-shape="id91" draw:end-glue-point="4" svg:d="M15895 11514v2330" svg:viewBox="0 0 1 2331">
          <text:p/>
        </draw:connector>
        <draw:frame draw:style-name="gr47" draw:text-style-name="P1" draw:layer="layout" svg:width="1.999cm" svg:height="0.999cm" svg:x="12.962cm" svg:y="1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48" draw:text-style-name="P9" xml:id="id96" draw:id="id96" draw:layer="layout" svg:width="0.762cm" svg:height="0.762cm" svg:x="9.89cm" svg:y="8.89cm">
          <text:p text:style-name="P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xml:id="id97" draw:id="id97" draw:layer="layout" svg:width="0.762cm" svg:height="0.762cm" svg:x="9.89cm" svg:y="10.668cm">
          <text:p text:style-name="P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9" xml:id="id92" draw:id="id92" draw:layer="layout" svg:width="0.762cm" svg:height="0.762cm" svg:x="4.302cm" svg:y="7.112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xml:id="id93" draw:id="id93" draw:layer="layout" svg:width="0.762cm" svg:height="0.762cm" svg:x="4.302cm" svg:y="5.33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" xml:id="id94" draw:id="id94" draw:layer="layout" svg:width="0.762cm" svg:height="0.762cm" svg:x="4.302cm" svg:y="8.8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9" xml:id="id95" draw:id="id95" draw:layer="layout" svg:width="0.762cm" svg:height="0.762cm" svg:x="4.302cm" svg:y="10.668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" draw:layer="layout" svg:width="5.334cm" svg:height="5.334cm" svg:x="7.604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1" draw:text-style-name="P2" draw:layer="layout" svg:width="5.334cm" svg:height="5.334cm" svg:x="2.016cm" svg:y="8.38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1" draw:text-style-name="P2" draw:layer="layout" svg:width="5.334cm" svg:height="5.334cm" svg:x="2.016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2" draw:layer="layout" svg:width="12.446cm" svg:height="9.906cm" svg:x="1.254cm" svg:y="4.318cm">
          <text:p/>
          <draw:enhanced-geometry svg:viewBox="0 0 21600 21600" draw:type="rectangle" draw:enhanced-path="M 0 0 L 21600 0 21600 21600 0 21600 0 0 Z N"/>
        </draw:custom-shape>
        <draw:connector draw:style-name="gr53" draw:text-style-name="P2" draw:layer="layout" draw:type="line" svg:x1="4.683cm" svg:y1="7.112cm" svg:x2="4.683cm" svg:y2="6.096cm" draw:start-shape="id92" draw:start-glue-point="4" draw:end-shape="id93" draw:end-glue-point="8" svg:d="M4683 7112v-1016" svg:viewBox="0 0 1 1017">
          <text:p/>
        </draw:connector>
        <draw:connector draw:style-name="gr53" draw:text-style-name="P2" draw:layer="layout" draw:type="line" svg:x1="4.683cm" svg:y1="7.874cm" svg:x2="4.683cm" svg:y2="8.89cm" draw:start-shape="id92" draw:start-glue-point="8" draw:end-shape="id94" draw:end-glue-point="4" svg:d="M4683 7874v1016" svg:viewBox="0 0 1 1017">
          <text:p/>
        </draw:connector>
        <draw:connector draw:style-name="gr53" draw:text-style-name="P2" draw:layer="layout" draw:type="line" svg:x1="4.683cm" svg:y1="10.668cm" svg:x2="4.683cm" svg:y2="9.652cm" draw:start-shape="id95" draw:start-glue-point="4" draw:end-shape="id94" draw:end-glue-point="8" svg:d="M4683 10668v-1016" svg:viewBox="0 0 1 1017">
          <text:p/>
        </draw:connector>
        <draw:connector draw:style-name="gr53" draw:text-style-name="P2" draw:layer="layout" draw:type="line" svg:x1="10.271cm" svg:y1="9.652cm" svg:x2="10.271cm" svg:y2="10.668cm" draw:start-shape="id96" draw:start-glue-point="8" draw:end-shape="id97" draw:end-glue-point="4" svg:d="M10271 9652v1016" svg:viewBox="0 0 1 1017">
          <text:p/>
        </draw:connector>
        <draw:custom-shape draw:style-name="gr52" draw:text-style-name="P2" draw:layer="layout" svg:width="12.446cm" svg:height="9.906cm" svg:x="14.208cm" svg:y="4.31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1" xml:id="id100" draw:id="id100" draw:layer="layout" svg:width="0.718cm" svg:height="0.755cm" svg:x="17.421cm" svg:y="11.437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1" xml:id="id99" draw:id="id99" draw:layer="layout" svg:width="0.718cm" svg:height="0.755cm" svg:x="17.421cm" svg:y="6.60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98" draw:id="id98" draw:layer="layout" svg:width="0.716cm" svg:height="0.754cm" svg:x="14.986cm" svg:y="9.02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1" xml:id="id101" draw:id="id101" draw:layer="layout" svg:width="0.716cm" svg:height="0.754cm" svg:x="19.858cm" svg:y="9.02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15.598cm" svg:y1="9.131cm" svg:x2="17.526cm" svg:y2="7.249cm" draw:start-shape="id98" draw:start-glue-point="11" draw:end-shape="id99" draw:end-glue-point="7" svg:d="M15598 9131l1928-1882" svg:viewBox="0 0 1929 1883">
          <text:p text:style-name="P1">B <text:s/><text:s text:c="2"/><text:s text:c="2"/><text:s text:c="2"/></text:p>
        </draw:connector>
        <draw:connector draw:style-name="gr2" draw:text-style-name="P2" draw:layer="layout" draw:type="line" svg:x1="15.598cm" svg:y1="9.665cm" svg:x2="17.526cm" svg:y2="11.547cm" draw:start-shape="id98" draw:start-glue-point="9" draw:end-shape="id100" draw:end-glue-point="5" svg:d="M15598 9665l1928 1882" svg:viewBox="0 0 1929 1883">
          <text:p text:style-name="P1">C <text:s/><text:s text:c="2"/><text:s text:c="2"/><text:s text:c="2"/></text:p>
        </draw:connector>
        <draw:connector draw:style-name="gr2" draw:text-style-name="P2" draw:layer="layout" draw:type="line" svg:x1="19.962cm" svg:y1="9.665cm" svg:x2="18.034cm" svg:y2="11.547cm" draw:start-shape="id101" draw:start-glue-point="7" draw:end-shape="id100" draw:end-glue-point="11" svg:d="M19962 9665l-1928 1882" svg:viewBox="0 0 1929 1883">
          <text:p text:style-name="P1"><text:s text:c="2"/><text:s text:c="2"/><text:s text:c="2"/><text:s text:c="2"/><text:s/>A</text:p>
        </draw:connector>
        <draw:custom-shape draw:style-name="gr54" draw:text-style-name="P1" xml:id="id103" draw:id="id103" draw:layer="layout" svg:width="0.718cm" svg:height="0.755cm" svg:x="22.86cm" svg:y="10.167cm">
          <text:p text:style-name="P1">6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5" draw:text-style-name="P1" xml:id="id102" draw:id="id102" draw:layer="layout" svg:width="0.716cm" svg:height="0.754cm" svg:x="22.906cm" svg:y="7.112cm">
          <text:p text:style-name="P1">5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2" draw:layer="layout" draw:type="line" svg:x1="23.264cm" svg:y1="7.866cm" svg:x2="23.219cm" svg:y2="10.167cm" draw:start-shape="id102" draw:start-glue-point="8" draw:end-shape="id103" draw:end-glue-point="4" svg:d="M23264 7866l-45 2301" svg:viewBox="0 0 46 2302">
          <text:p text:style-name="P1"><text:s text:c="2"/><text:s text:c="2"/><text:s/>D</text:p>
        </draw:connector>
        <draw:custom-shape draw:style-name="gr56" draw:text-style-name="P2" draw:layer="layout" svg:width="25.384cm" svg:height="1.13cm" svg:x="1.27cm" svg:y="14.618cm">
          <text:p text:style-name="P1">(a) 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<text:s text:c="2"/>(b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25" draw:text-style-name="P13" xml:id="id119" draw:id="id119" draw:layer="layout" svg:width="2cm" svg:height="2cm" svg:x="0.762cm" svg:y="18.198cm">
          <text:p text:style-name="P12">ABC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3" xml:id="id118" draw:id="id118" draw:layer="layout" svg:width="2cm" svg:height="2cm" svg:x="0.762cm" svg:y="15.34cm">
          <text:p text:style-name="P12">AB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3" xml:id="id117" draw:id="id117" draw:layer="layout" svg:width="2cm" svg:height="2cm" svg:x="3.671cm" svg:y="15.34cm">
          <text:p text:style-name="P12">AB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xml:id="id109" draw:id="id109" draw:layer="layout" svg:width="2cm" svg:height="2cm" svg:x="2.244cm" svg:y="12.48cm">
          <text:p text:style-name="P12">A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2" xml:id="id110" draw:id="id110" draw:layer="layout" svg:width="2cm" svg:height="2cm" svg:x="6.548cm" svg:y="12.48cm">
          <text:p text:style-name="P12">A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3" xml:id="id116" draw:id="id116" draw:layer="layout" svg:width="2cm" svg:height="2cm" svg:x="6.548cm" svg:y="15.34cm">
          <text:p text:style-name="P12">AC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2" xml:id="id111" draw:id="id111" draw:layer="layout" svg:width="2cm" svg:height="2cm" svg:x="10.205cm" svg:y="12.48cm">
          <text:p text:style-name="P12">A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2" xml:id="id104" draw:id="id104" draw:layer="layout" svg:width="2cm" svg:height="2cm" svg:x="6.535cm" svg:y="7.636cm">
          <text:p text:style-name="P12">A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5" draw:text-style-name="P13" xml:id="id115" draw:id="id115" draw:layer="layout" svg:width="2cm" svg:height="2cm" svg:x="16.037cm" svg:y="15.24cm">
          <text:p text:style-name="P12">BC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2" xml:id="id113" draw:id="id113" draw:layer="layout" svg:width="2cm" svg:height="2cm" svg:x="19.946cm" svg:y="12.38cm">
          <text:p text:style-name="P12">B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xml:id="id112" draw:id="id112" draw:layer="layout" svg:width="2cm" svg:height="2cm" svg:x="16.037cm" svg:y="12.38cm">
          <text:p text:style-name="P12">B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2" xml:id="id114" draw:id="id114" draw:layer="layout" svg:width="2cm" svg:height="2cm" svg:x="22.86cm" svg:y="12.446cm">
          <text:p text:style-name="P12">C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9" draw:text-style-name="P15" xml:id="id106" draw:id="id106" draw:layer="layout" svg:width="2cm" svg:height="2cm" svg:x="17.757cm" svg:y="7.636cm">
          <text:p text:style-name="P12">B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2" xml:id="id107" draw:id="id107" draw:layer="layout" svg:width="2cm" svg:height="2cm" svg:x="22.848cm" svg:y="7.636cm">
          <text:p text:style-name="P12">C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2" xml:id="id108" draw:id="id108" draw:layer="layout" svg:width="2cm" svg:height="2cm" svg:x="25.762cm" svg:y="7.636cm">
          <text:p text:style-name="P12">D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2" xml:id="id105" draw:id="id105" draw:layer="layout" svg:width="2cm" svg:height="2cm" svg:x="20.066cm" svg:y="3.466cm">
          <text:p text:style-name="P12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8" draw:text-style-name="P2" draw:layer="layout" draw:type="line" svg:x1="7.535cm" svg:y1="7.636cm" svg:x2="20.066cm" svg:y2="4.466cm" draw:start-shape="id104" draw:start-glue-point="4" draw:end-shape="id105" draw:end-glue-point="6" svg:d="M7535 7636l12531-3170" svg:viewBox="0 0 12532 3171">
          <text:p/>
        </draw:connector>
        <draw:connector draw:style-name="gr18" draw:text-style-name="P2" draw:layer="layout" draw:type="line" svg:x1="18.757cm" svg:y1="7.636cm" svg:x2="20.359cm" svg:y2="5.173cm" draw:start-shape="id106" draw:start-glue-point="4" draw:end-shape="id105" draw:end-glue-point="7" svg:d="M18757 7636l1602-2463" svg:viewBox="0 0 1603 2464">
          <text:p/>
        </draw:connector>
        <draw:connector draw:style-name="gr18" draw:text-style-name="P2" draw:layer="layout" draw:type="line" svg:x1="23.848cm" svg:y1="7.636cm" svg:x2="21.773cm" svg:y2="5.173cm" draw:start-shape="id107" draw:start-glue-point="4" draw:end-shape="id105" draw:end-glue-point="9" svg:d="M23848 7636l-2075-2463" svg:viewBox="0 0 2076 2464">
          <text:p/>
        </draw:connector>
        <draw:connector draw:style-name="gr18" draw:text-style-name="P2" draw:layer="layout" draw:type="line" svg:x1="26.762cm" svg:y1="7.636cm" svg:x2="22.066cm" svg:y2="4.466cm" draw:start-shape="id108" draw:start-glue-point="4" draw:end-shape="id105" draw:end-glue-point="10" svg:d="M26762 7636l-4696-3170" svg:viewBox="0 0 4697 3171">
          <text:p/>
        </draw:connector>
        <draw:connector draw:style-name="gr18" draw:text-style-name="P2" draw:layer="layout" draw:type="line" svg:x1="3.244cm" svg:y1="12.48cm" svg:x2="6.828cm" svg:y2="9.343cm" draw:start-shape="id109" draw:start-glue-point="4" draw:end-shape="id104" draw:end-glue-point="7" svg:d="M3244 12480l3584-3137" svg:viewBox="0 0 3585 3138">
          <text:p/>
        </draw:connector>
        <draw:connector draw:style-name="gr18" draw:text-style-name="P2" draw:layer="layout" draw:type="line" svg:x1="7.548cm" svg:y1="12.48cm" svg:x2="7.535cm" svg:y2="9.636cm" draw:start-shape="id110" draw:start-glue-point="4" draw:end-shape="id104" draw:end-glue-point="8" svg:d="M7548 12480l-13-2844" svg:viewBox="0 0 14 2845">
          <text:p/>
        </draw:connector>
        <draw:connector draw:style-name="gr18" draw:text-style-name="P2" draw:layer="layout" draw:type="line" svg:x1="11.205cm" svg:y1="12.48cm" svg:x2="8.242cm" svg:y2="9.343cm" draw:start-shape="id111" draw:start-glue-point="4" draw:end-shape="id104" draw:end-glue-point="9" svg:d="M11205 12480l-2963-3137" svg:viewBox="0 0 2964 3138">
          <text:p/>
        </draw:connector>
        <draw:connector draw:style-name="gr18" draw:text-style-name="P2" draw:layer="layout" draw:type="line" svg:x1="17.037cm" svg:y1="12.38cm" svg:x2="18.757cm" svg:y2="9.636cm" draw:start-shape="id112" draw:start-glue-point="4" draw:end-shape="id106" draw:end-glue-point="8" svg:d="M17037 12380l1720-2744" svg:viewBox="0 0 1721 2745">
          <text:p/>
        </draw:connector>
        <draw:connector draw:style-name="gr18" draw:text-style-name="P2" draw:layer="layout" draw:type="line" svg:x1="20.946cm" svg:y1="12.38cm" svg:x2="18.757cm" svg:y2="9.636cm" draw:start-shape="id113" draw:start-glue-point="4" draw:end-shape="id106" draw:end-glue-point="8" svg:d="M20946 12380l-2189-2744" svg:viewBox="0 0 2190 2745">
          <text:p/>
        </draw:connector>
        <draw:connector draw:style-name="gr18" draw:text-style-name="P2" draw:layer="layout" draw:type="line" svg:x1="23.86cm" svg:y1="12.446cm" svg:x2="23.848cm" svg:y2="9.636cm" draw:start-shape="id114" draw:start-glue-point="4" draw:end-shape="id107" draw:end-glue-point="8" svg:d="M23860 12446l-12-2810" svg:viewBox="0 0 13 2811">
          <text:p/>
        </draw:connector>
        <draw:connector draw:style-name="gr18" draw:text-style-name="P2" draw:layer="layout" draw:type="line" svg:x1="17.037cm" svg:y1="15.24cm" svg:x2="17.037cm" svg:y2="14.38cm" draw:start-shape="id115" draw:start-glue-point="4" draw:end-shape="id112" draw:end-glue-point="8" svg:d="M17037 15240v-860" svg:viewBox="0 0 1 861">
          <text:p/>
        </draw:connector>
        <draw:connector draw:style-name="gr18" draw:text-style-name="P2" draw:layer="layout" draw:type="line" svg:x1="7.548cm" svg:y1="15.34cm" svg:x2="7.548cm" svg:y2="14.48cm" draw:start-shape="id116" draw:start-glue-point="4" draw:end-shape="id110" draw:end-glue-point="8" svg:d="M7548 15340v-860" svg:viewBox="0 0 1 861">
          <text:p/>
        </draw:connector>
        <draw:connector draw:style-name="gr18" draw:text-style-name="P2" draw:layer="layout" draw:type="line" svg:x1="3.244cm" svg:y1="14.48cm" svg:x2="4.671cm" svg:y2="15.34cm" draw:start-shape="id109" draw:start-glue-point="8" draw:end-shape="id117" draw:end-glue-point="4" svg:d="M3244 14480l1427 860" svg:viewBox="0 0 1428 861">
          <text:p/>
        </draw:connector>
        <draw:connector draw:style-name="gr18" draw:text-style-name="P2" draw:layer="layout" draw:type="line" svg:x1="1.762cm" svg:y1="15.34cm" svg:x2="3.244cm" svg:y2="14.48cm" draw:start-shape="id118" draw:start-glue-point="4" draw:end-shape="id109" draw:end-glue-point="8" svg:d="M1762 15340l1482-860" svg:viewBox="0 0 1483 861">
          <text:p/>
        </draw:connector>
        <draw:connector draw:style-name="gr18" draw:text-style-name="P2" draw:layer="layout" draw:type="line" svg:x1="1.762cm" svg:y1="18.198cm" svg:x2="1.762cm" svg:y2="17.34cm" draw:start-shape="id119" draw:start-glue-point="4" draw:end-shape="id118" draw:end-glue-point="8" svg:d="M1762 18198v-858" svg:viewBox="0 0 1 859">
          <text:p/>
        </draw:connector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57" draw:text-style-name="P2" draw:layer="layout" svg:width="6.183cm" svg:height="5.003cm" svg:x="6.94cm" svg:y="0.566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6.183cm" svg:height="5.003cm" svg:x="13.375cm" svg:y="0.566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183cm" svg:height="5.002cm" svg:x="6.94cm" svg:y="7.06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" draw:layer="layout" svg:width="6.183cm" svg:height="5.002cm" svg:x="13.375cm" svg:y="7.06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6.183cm" svg:height="5.003cm" svg:x="9.88cm" svg:y="13.569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1" xml:id="id120" draw:id="id120" draw:layer="layout" svg:width="1.1cm" svg:height="1.101cm" svg:x="8.282cm" svg:y="1.37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21" draw:id="id121" draw:layer="layout" svg:width="1.1cm" svg:height="1.101cm" svg:x="10.484cm" svg:y="1.37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22" draw:id="id122" draw:layer="layout" svg:width="1.1cm" svg:height="1.101cm" svg:x="8.282cm" svg:y="3.571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23" draw:id="id123" draw:layer="layout" svg:width="1.1cm" svg:height="1.101cm" svg:x="10.484cm" svg:y="3.571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382cm" svg:y1="1.921cm" svg:x2="10.484cm" svg:y2="1.92cm" draw:start-shape="id120" draw:start-glue-point="10" draw:end-shape="id121" draw:end-glue-point="3" svg:d="M9382 1921l1102-1" svg:viewBox="0 0 1103 2">
          <text:p/>
        </draw:connector>
        <draw:connector draw:style-name="gr6" draw:text-style-name="P2" draw:layer="layout" draw:type="line" svg:x1="9.221cm" svg:y1="3.732cm" svg:x2="10.645cm" svg:y2="2.31cm" draw:start-shape="id122" draw:start-glue-point="11" draw:end-shape="id121" draw:end-glue-point="7" svg:d="M9221 3732l1424-1422" svg:viewBox="0 0 1425 1423">
          <text:p/>
        </draw:connector>
        <draw:connector draw:style-name="gr6" draw:text-style-name="P2" draw:layer="layout" draw:type="line" svg:x1="9.382cm" svg:y1="4.122cm" svg:x2="10.484cm" svg:y2="4.122cm" draw:start-shape="id122" draw:start-glue-point="10" draw:end-shape="id123" draw:end-glue-point="6" svg:d="M9382 4122h1102" svg:viewBox="0 0 1103 1">
          <text:p/>
        </draw:connector>
        <draw:custom-shape draw:style-name="gr59" draw:text-style-name="P1" xml:id="id124" draw:id="id124" draw:layer="layout" svg:width="1.1cm" svg:height="1.101cm" svg:x="14.678cm" svg:y="7.87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25" draw:id="id125" draw:layer="layout" svg:width="1.1cm" svg:height="1.101cm" svg:x="16.88cm" svg:y="7.87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26" draw:id="id126" draw:layer="layout" svg:width="1.1cm" svg:height="1.101cm" svg:x="14.678cm" svg:y="10.0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27" draw:id="id127" draw:layer="layout" svg:width="1.1cm" svg:height="1.101cm" svg:x="16.88cm" svg:y="10.07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5.778cm" svg:y1="8.425cm" svg:x2="16.88cm" svg:y2="8.424cm" draw:start-shape="id124" draw:start-glue-point="10" draw:end-shape="id125" draw:end-glue-point="3" svg:d="M15778 8425l1102-1" svg:viewBox="0 0 1103 2">
          <text:p/>
        </draw:connector>
        <draw:connector draw:style-name="gr6" draw:text-style-name="P2" draw:layer="layout" draw:type="line" svg:x1="15.617cm" svg:y1="10.236cm" svg:x2="17.041cm" svg:y2="8.814cm" draw:start-shape="id126" draw:start-glue-point="11" draw:end-shape="id125" draw:end-glue-point="7" svg:d="M15617 10236l1424-1422" svg:viewBox="0 0 1425 1423">
          <text:p/>
        </draw:connector>
        <draw:connector draw:style-name="gr6" draw:text-style-name="P2" draw:layer="layout" draw:type="line" svg:x1="15.778cm" svg:y1="10.626cm" svg:x2="16.88cm" svg:y2="10.626cm" draw:start-shape="id126" draw:start-glue-point="10" draw:end-shape="id127" draw:end-glue-point="6" svg:d="M15778 10626h1102" svg:viewBox="0 0 1103 1">
          <text:p/>
        </draw:connector>
        <draw:custom-shape draw:style-name="gr59" draw:text-style-name="P1" xml:id="id128" draw:id="id128" draw:layer="layout" svg:width="1.1cm" svg:height="1.101cm" svg:x="14.732cm" svg:y="1.42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29" draw:id="id129" draw:layer="layout" svg:width="1.1cm" svg:height="1.101cm" svg:x="16.934cm" svg:y="1.42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30" draw:id="id130" draw:layer="layout" svg:width="1.1cm" svg:height="1.101cm" svg:x="14.732cm" svg:y="3.62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31" draw:id="id131" draw:layer="layout" svg:width="1.1cm" svg:height="1.101cm" svg:x="16.934cm" svg:y="3.62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5.832cm" svg:y1="1.975cm" svg:x2="16.934cm" svg:y2="1.974cm" draw:start-shape="id128" draw:start-glue-point="10" draw:end-shape="id129" draw:end-glue-point="3" svg:d="M15832 1975l1102-1" svg:viewBox="0 0 1103 2">
          <text:p/>
        </draw:connector>
        <draw:connector draw:style-name="gr6" draw:text-style-name="P2" draw:layer="layout" draw:type="line" svg:x1="15.832cm" svg:y1="4.176cm" svg:x2="16.934cm" svg:y2="4.176cm" draw:start-shape="id130" draw:start-glue-point="10" draw:end-shape="id131" draw:end-glue-point="6" svg:d="M15832 4176h1102" svg:viewBox="0 0 1103 1">
          <text:p/>
        </draw:connector>
        <draw:connector draw:style-name="gr6" draw:text-style-name="P2" draw:layer="layout" draw:type="line" svg:x1="17.095cm" svg:y1="2.364cm" svg:x2="15.671cm" svg:y2="3.786cm" draw:start-shape="id129" draw:start-glue-point="7" draw:end-shape="id130" draw:end-glue-point="11" svg:d="M17095 2364l-1424 1422" svg:viewBox="0 0 1425 1423">
          <text:p/>
        </draw:connector>
        <draw:custom-shape draw:style-name="gr59" draw:text-style-name="P1" xml:id="id132" draw:id="id132" draw:layer="layout" svg:width="1.1cm" svg:height="1.101cm" svg:x="8.328cm" svg:y="7.874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33" draw:id="id133" draw:layer="layout" svg:width="1.1cm" svg:height="1.101cm" svg:x="10.53cm" svg:y="7.874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34" draw:id="id134" draw:layer="layout" svg:width="1.1cm" svg:height="1.101cm" svg:x="8.328cm" svg:y="10.07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35" draw:id="id135" draw:layer="layout" svg:width="1.1cm" svg:height="1.101cm" svg:x="10.53cm" svg:y="10.075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9.428cm" svg:y1="8.425cm" svg:x2="10.53cm" svg:y2="8.424cm" draw:start-shape="id132" draw:start-glue-point="10" draw:end-shape="id133" draw:end-glue-point="3" svg:d="M9428 8425l1102-1" svg:viewBox="0 0 1103 2">
          <text:p/>
        </draw:connector>
        <draw:connector draw:style-name="gr6" draw:text-style-name="P2" draw:layer="layout" draw:type="line" svg:x1="9.428cm" svg:y1="10.626cm" svg:x2="10.53cm" svg:y2="10.626cm" draw:start-shape="id134" draw:start-glue-point="10" draw:end-shape="id135" draw:end-glue-point="6" svg:d="M9428 10626h1102" svg:viewBox="0 0 1103 1">
          <text:p/>
        </draw:connector>
        <draw:connector draw:style-name="gr6" draw:text-style-name="P2" draw:layer="layout" draw:type="line" svg:x1="10.691cm" svg:y1="8.814cm" svg:x2="9.267cm" svg:y2="10.236cm" draw:start-shape="id133" draw:start-glue-point="7" draw:end-shape="id134" draw:end-glue-point="11" svg:d="M10691 8814l-1424 1422" svg:viewBox="0 0 1425 1423">
          <text:p/>
        </draw:connector>
        <draw:custom-shape draw:style-name="gr60" draw:text-style-name="P2" draw:layer="layout" svg:width="12.618cm" svg:height="0.836cm" svg:x="6.94cm" svg:y="5.868cm">
          <text:p text:style-name="P1">(a) 1 respeitada <text:s text:c="2"/><text:s text:c="2"/><text:s text:c="2"/><text:s text:c="2"/><text:s text:c="2"/>(c) 2 respeitada</text:p>
          <draw:enhanced-geometry svg:viewBox="0 0 21600 21600" draw:mirror-vertical="false" draw:type="rectangle" draw:enhanced-path="M 0 0 L 21600 0 21600 21600 0 21600 0 0 Z N"/>
        </draw:custom-shape>
        <draw:custom-shape draw:style-name="gr60" draw:text-style-name="P2" draw:layer="layout" svg:width="12.618cm" svg:height="0.836cm" svg:x="6.94cm" svg:y="12.372cm">
          <text:p text:style-name="P1">(b) 1 não respeitada <text:s text:c="2"/><text:s/>(d) 2 não respeitada</text:p>
          <draw:enhanced-geometry svg:viewBox="0 0 21600 21600" draw:mirror-vertical="false" draw:type="rectangle" draw:enhanced-path="M 0 0 L 21600 0 21600 21600 0 21600 0 0 Z N"/>
        </draw:custom-shape>
        <draw:custom-shape draw:style-name="gr61" draw:text-style-name="P2" draw:layer="layout" svg:width="6.096cm" svg:height="0.836cm" svg:x="9.906cm" svg:y="18.976cm">
          <text:p text:style-name="P1">(e) 1 e 2 respeitadas</text:p>
          <draw:enhanced-geometry svg:viewBox="0 0 21600 21600" draw:mirror-vertical="false" draw:type="rectangle" draw:enhanced-path="M 0 0 L 21600 0 21600 21600 0 21600 0 0 Z N"/>
        </draw:custom-shape>
        <draw:custom-shape draw:style-name="gr59" draw:text-style-name="P1" xml:id="id136" draw:id="id136" draw:layer="layout" svg:width="1.1cm" svg:height="1.101cm" svg:x="11.23cm" svg:y="14.378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37" draw:id="id137" draw:layer="layout" svg:width="1.1cm" svg:height="1.101cm" svg:x="13.432cm" svg:y="14.378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38" draw:id="id138" draw:layer="layout" svg:width="1.1cm" svg:height="1.101cm" svg:x="11.23cm" svg:y="16.579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xml:id="id139" draw:id="id139" draw:layer="layout" svg:width="1.1cm" svg:height="1.101cm" svg:x="13.432cm" svg:y="16.579cm">
          <text:p text:style-name="P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2" draw:layer="layout" draw:type="line" svg:x1="12.33cm" svg:y1="14.929cm" svg:x2="13.432cm" svg:y2="14.928cm" draw:start-shape="id136" draw:start-glue-point="10" draw:end-shape="id137" draw:end-glue-point="3" svg:d="M12330 14929l1102-1" svg:viewBox="0 0 1103 2">
          <text:p/>
        </draw:connector>
        <draw:connector draw:style-name="gr6" draw:text-style-name="P2" draw:layer="layout" draw:type="line" svg:x1="12.33cm" svg:y1="17.13cm" svg:x2="13.432cm" svg:y2="17.13cm" draw:start-shape="id138" draw:start-glue-point="10" draw:end-shape="id139" draw:end-glue-point="6" svg:d="M12330 17130h1102" svg:viewBox="0 0 1103 1">
          <text:p/>
        </draw:connector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uilherme Ricardo</meta:initial-creator>
    <meta:creation-date>2016-09-15T11:41:37</meta:creation-date>
    <dc:date>2016-09-18T02:28:59.763998268</dc:date>
    <meta:editing-duration>PT21H16M28S</meta:editing-duration>
    <meta:editing-cycles>2</meta:editing-cycles>
    <meta:generator>LibreOffice/5.1.4.2$Linux_X86_64 LibreOffice_project/10m0$Build-2</meta:generator>
    <meta:document-statistic meta:object-count="418"/>
  </office:meta>
</office:document-meta>
</file>

<file path=Object 1/content.xml><?xml version="1.0" encoding="utf-8"?>
<math xmlns="http://www.w3.org/1998/Math/MathML" display="block"/>
</file>